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Brill" svg:font-family="Brill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T1" style:family="text">
      <style:text-properties fo:font-variant="small-caps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erson</text:span> Paul B. et <text:span text:style-name="T1">Tobler</text:span> Waldo R., « Blended Map Projections are Splendid Projections », URL : <text:a xlink:type="simple" xlink:href="https://www.geog.ucsb.edu/~tobler/publications/Unpublished/Blended-Map-Projections-are-Splendid-projections.pdf" text:style-name="Internet_20_link" text:visited-style-name="Visited_20_Internet_20_Link">https://www.geog.ucsb.edu/~tobler/publications/Unpublished/Blended-Map-Projections-are-Splendid-projections.pdf</text:a>.</text:p>
      <text:p text:style-name="P1"><text:span text:style-name="T1">Barton</text:span> B. et <text:span text:style-name="T1">Tobler</text:span> Waldo R., « A Spectral Analysis of Innovation Diffusion », <text:span text:style-name="T2">Geographical Analysis</text:span>, 1971, vol. 3, n<text:span text:style-name="T3">o</text:span> 2, pp. 182‑186, doi:<text:a xlink:type="simple" xlink:href="https://doi.org/10/djvz6f" text:style-name="Internet_20_link" text:visited-style-name="Visited_20_Internet_20_Link">10/djvz6f</text:a>.</text:p>
      <text:p text:style-name="P1"><text:span text:style-name="T1">Berry</text:span> Brian J. L., <text:span text:style-name="T1">Morrill</text:span> Richard L. et <text:span text:style-name="T1">Tobler</text:span> Waldo R., « Geographical Ordering of Information: New Opportunities », <text:span text:style-name="T2">The Professional Geographer</text:span>, juillet 1964, vol. 16, n<text:span text:style-name="T3">o</text:span> 4, pp. 39‑44, doi:<text:a xlink:type="simple" xlink:href="https://doi.org/10/c6zcd9" text:style-name="Internet_20_link" text:visited-style-name="Visited_20_Internet_20_Link">10/c6zcd9</text:a>.</text:p>
      <text:p text:style-name="P1"><text:span text:style-name="T1">Chen</text:span> Zi-Tan et <text:span text:style-name="T1">Tobler</text:span> Waldo R., « Quadtree Representations of Digital Terrain », <text:span text:style-name="T2">in</text:span> <text:span text:style-name="T2">Proceedings</text:span>, London, GB, 1986, pp. 475‑484, consulté le 11 mai 2020, URL : <text:a xlink:type="simple" xlink:href="https://www.yumpu.com/en/document/read/17860413/quadtree-representations-of-digital-terrain" text:style-name="Internet_20_link" text:visited-style-name="Visited_20_Internet_20_Link">https://www.yumpu.com/en/document/read/17860413/quadtree-representations-of-digital-terrain</text:a>.</text:p>
      <text:p text:style-name="P1"><text:span text:style-name="T1">Couclelis</text:span> H., <text:span text:style-name="T1">Golledge</text:span> Reginald, <text:span text:style-name="T1">Gale</text:span> N. et <text:span text:style-name="T1">Tobler</text:span> Waldo R., « Exploring the anchor-point hypothesis of spatial cognition », <text:span text:style-name="T2">Journal of Environmental Psychology</text:span>, 1987, vol. 7, n<text:span text:style-name="T3">o</text:span> 2, pp. 99‑122, doi:<text:a xlink:type="simple" xlink:href="https://doi.org/10/b5cvwp" text:style-name="Internet_20_link" text:visited-style-name="Visited_20_Internet_20_Link">10/b5cvwp</text:a>.</text:p>
      <text:p text:style-name="P1"><text:span text:style-name="T1">Dorigo</text:span> Guido et <text:span text:style-name="T1">Tobler</text:span> W. R., « A migration model », PrePrint du  CC95, Santa Barbara Ca, 1981, 40 + annexe p.</text:p>
      <text:p text:style-name="P1"><text:span text:style-name="T1">Dorigo</text:span> Guido et <text:span text:style-name="T1">Tobler</text:span> Waldo R., « Push-Pull Migration Laws », <text:span text:style-name="T2">Annals of the Association of American Geographers</text:span>, mars 1983, vol. 73, n<text:span text:style-name="T3">o</text:span> 1, pp. 1‑17, doi:<text:a xlink:type="simple" xlink:href="https://doi.org/10/fmtmf5" text:style-name="Internet_20_link" text:visited-style-name="Visited_20_Internet_20_Link">10/fmtmf5</text:a>.</text:p>
      <text:p text:style-name="P1"><text:span text:style-name="T1">Gale</text:span> N., <text:span text:style-name="T1">Hubert</text:span> Lawrence J. et <text:span text:style-name="T1">Tobler</text:span> W. R., « A comparison of migration models », PrePrint, Santa Barbara Ca, 1982, 17 + figures p.</text:p>
      <text:p text:style-name="P1"><text:span text:style-name="T1">Gale</text:span> Nathan, <text:span text:style-name="T1">Hubert</text:span> Lawrence J., <text:span text:style-name="T1">Tobler</text:span> Waldo R. et <text:span text:style-name="T1">Golledge</text:span> Reginald G., « Combinatorial procedures for the analysis of alternate models: An example from interregional migration », <text:span text:style-name="T2">Papers of the Regional Science Association</text:span>, 1 décembre 1983, vol. 53, n<text:span text:style-name="T3">o</text:span> 1, pp. 105‑115, doi:<text:a xlink:type="simple" xlink:href="https://doi.org/10/ff28sf" text:style-name="Internet_20_link" text:visited-style-name="Visited_20_Internet_20_Link">10/ff28sf</text:a>.</text:p>
      <text:p text:style-name="P1"><text:span text:style-name="T1">Glass</text:span> Leon et <text:span text:style-name="T1">Tobler</text:span> Waldo R., « General: Uniform Distribution of Objects in a Homogeneous Field: Cities on a Plain », <text:span text:style-name="T2">Nature</text:span>, septembre 1971, vol. 233, n<text:span text:style-name="T3">o</text:span> 5314, pp. 67‑68, doi:<text:a xlink:type="simple" xlink:href="https://doi.org/10/ddbh2f" text:style-name="Internet_20_link" text:visited-style-name="Visited_20_Internet_20_Link">10/ddbh2f</text:a>.</text:p>
      <text:p text:style-name="P1"><text:span text:style-name="T1">Golledge</text:span> Reginald G., <text:span text:style-name="T1">Church</text:span> Richard, <text:span text:style-name="T1">Dozier</text:span> Jeffrey, <text:span text:style-name="T1">Estes</text:span> John E., <text:span text:style-name="T1">Michaelsen</text:span> Joel, <text:span text:style-name="T1">Sirnonett</text:span> David S., <text:span text:style-name="T1">Smith</text:span> Raymond, <text:span text:style-name="T1">Smith</text:span> Terence, <text:span text:style-name="T1">Strahler</text:span> Alan H. et <text:span text:style-name="T1">Tobler</text:span> Waldo R., « Commentary On “The Highest Form of the Geographer’s Art” », <text:span text:style-name="T2">Annals of the Association of American Geographers</text:span>, décembre 1982, vol. 72, n<text:span text:style-name="T3">o</text:span> 4, pp. 557‑558, doi:<text:a xlink:type="simple" xlink:href="https://doi.org/10/btmct3" text:style-name="Internet_20_link" text:visited-style-name="Visited_20_Internet_20_Link">10/btmct3</text:a>.</text:p>
      <text:p text:style-name="P1"><text:span text:style-name="T1">Kennedy</text:span> Susan et <text:span text:style-name="T1">Tobler</text:span> Waldo R., « Geographic Interpolation », <text:span text:style-name="T2">Geographical Analysis</text:span>, 1983, vol. 15, n<text:span text:style-name="T3">o</text:span> 2, pp. 151‑156, doi:<text:a xlink:type="simple" xlink:href="https://doi.org/10/ftw2wt" text:style-name="Internet_20_link" text:visited-style-name="Visited_20_Internet_20_Link">10/ftw2wt</text:a>.</text:p>
      <text:p text:style-name="P1"><text:span text:style-name="T1">Kumler</text:span> Mark P. et <text:span text:style-name="T1">Tobler</text:span> Waldo R., « Three World Maps on a Moebius Strip », <text:span text:style-name="T2">Cartography and Geographic Information Systems</text:span>, janvier 1991, vol. 18, n<text:span text:style-name="T3">o</text:span> 4, pp. 275‑276, doi:<text:a xlink:type="simple" xlink:href="https://doi.org/10/b22784" text:style-name="Internet_20_link" text:visited-style-name="Visited_20_Internet_20_Link">10/b22784</text:a>.</text:p>
      <text:p text:style-name="P1"><text:span text:style-name="T1">Lambert</text:span> Johann Heinrich, <text:span text:style-name="T2">Notes and Comments on the Composition of Terrestrial and Celestial Maps</text:span>, Waldo R. <text:span text:style-name="T1">Tobler</text:span> (trad.), Translated edition., Esri Press, Esri Press Classics, 2011, 135 p.</text:p>
      <text:p text:style-name="P1"><text:soft-page-break/><text:span text:style-name="T1">Lambert</text:span> Johann Heinrich et <text:span text:style-name="T1">Tobler</text:span> W. R., <text:span text:style-name="T2">Notes and Comments on the Composition of Terrestrial and Celestial Maps</text:span>, Waldo R. <text:span text:style-name="T1">Tobler</text:span> (trad.), Ann Arbor, US-MI, US, University of Michigan. Department of Geography, Michigan Geographical Publication, n˚ 8, 1972, 125 p.</text:p>
      <text:p text:style-name="P1"><text:span text:style-name="T1">Moellering</text:span> Harold et <text:span text:style-name="T1">Tobler</text:span> Waldo R., « Geographical Variances », <text:span text:style-name="T2">Geographical Analysis</text:span>, 1972, vol. 4, n<text:span text:style-name="T3">o</text:span> 1, pp. 34‑50, doi:<text:a xlink:type="simple" xlink:href="https://doi.org/10/bs4zw8" text:style-name="Internet_20_link" text:visited-style-name="Visited_20_Internet_20_Link">10/bs4zw8</text:a>.</text:p>
      <text:p text:style-name="P1"><text:span text:style-name="T1">Mounsey</text:span> Helen, <text:span text:style-name="T1">Tomlinson</text:span> Roger F. et <text:span text:style-name="T1">Tobler</text:span> Waldo R. (dir.), « Resolution, Resampling, and All That », <text:span text:style-name="T2">in</text:span> Helen <text:span text:style-name="T1">Mounsey</text:span>, Roger F. <text:span text:style-name="T1">Tomlinson</text:span> et Waldo R. <text:span text:style-name="T1">Tobler</text:span> (dir.), <text:span text:style-name="T2">Building Databases for Global Science: The Proceedings of the First Meeting of the International Geographical Union Global Database Planning Project</text:span>, London ; New York, Taylor &amp; Francis, 1988.</text:p>
      <text:p text:style-name="P1"><text:span text:style-name="T1">Petrich</text:span> M. et <text:span text:style-name="T1">Tobler</text:span> Waldo R., « The Globular Projection Generalized », <text:span text:style-name="T2">The American Cartographer</text:span>, janvier 1984, vol. 11, n<text:span text:style-name="T3">o</text:span> 2, pp. 101‑105, doi:<text:a xlink:type="simple" xlink:href="https://doi.org/10/b2875j" text:style-name="Internet_20_link" text:visited-style-name="Visited_20_Internet_20_Link">10/b2875j</text:a>.</text:p>
      <text:p text:style-name="P1"><text:span text:style-name="T1">Schlagau</text:span> S. et <text:span text:style-name="T1">Tobler</text:span> Waldo R., « Stand und Entwicklungstendenzen der Feinschneidtechnik                                                                Traduction littérale : Situation et tendances de l’évolution de la technologie du découpage fin », <text:span text:style-name="T2">Materialwissenschaft und Werkstofftechnik</text:span>, 2000, vol. 31, n<text:span text:style-name="T3">o</text:span> 11, pp. 972‑978, doi:<text:a xlink:type="simple" xlink:href="https://doi.org/10/c44642" text:style-name="Internet_20_link" text:visited-style-name="Visited_20_Internet_20_Link">10/c44642</text:a>.</text:p>
      <text:p text:style-name="P1"><text:span text:style-name="T1">Sherman</text:span> John C. et <text:span text:style-name="T1">Tobler</text:span> Waldo R., « Multiple Use Concept In Cartography », <text:span text:style-name="T2">The Professional Geographer</text:span>, janvier 1957, vol. 9, n<text:span text:style-name="T3">o</text:span> 5, pp. 5‑8, doi:<text:a xlink:type="simple" xlink:href="https://doi.org/10/fbr8mn" text:style-name="Internet_20_link" text:visited-style-name="Visited_20_Internet_20_Link">10/fbr8mn</text:a>.</text:p>
      <text:p text:style-name="P1"><text:span text:style-name="T1">Swain</text:span> H. (dir.), <text:span text:style-name="T1">Tobler</text:span> Waldo R., <text:span text:style-name="T2">Spatial Interaction: Extracting Meaning from Masses of Data</text:span> [Rapport], Laxenburg, AT, Intenational Institute for Applied Systems Analysis, The IIASA Project on Urban and Regional Systems, 1975, 37‑40 p.</text:p>
      <text:p text:style-name="P1"><text:span text:style-name="T1">Tobler</text:span> W., « Preliminary Representation of World Population by Spherical Harmonics », <text:span text:style-name="T2">in</text:span> <text:span text:style-name="T2">Proceedings</text:span>, 1992, vol.89: 14, pp. 6262-6264., URL : <text:a xlink:type="simple" xlink:href="https://doi.org/;%20https://doi.org/10.1073/pnas.89.14.6262" text:style-name="Internet_20_link" text:visited-style-name="Visited_20_Internet_20_Link">; https://doi.org/10.1073/pnas.89.14.6262</text:a>.</text:p>
      <text:p text:style-name="P1"><text:span text:style-name="T1">Tobler</text:span> W., « Appeals procedures for LSEA instructional staff. », Texte informel, Ann Arbor, MI, US Michigan, 1976, 2 p.</text:p>
      <text:p text:style-name="P1"><text:span text:style-name="T1">Tobler</text:span> W. R., « Préface. Tobler Lecture Event 2012 », <text:span text:style-name="T2">in</text:span> <text:span text:style-name="T2">Are there fundamental principals in geographic information science?</text:span>, Francis J. Harvey., CreateSpace Independent Publishing Platform, 2012, pp. 1‑4, URL : <text:a xlink:type="simple" xlink:href="https://doi.org/fundamental-principles-Geographic-Information-Science/dp/1478213620" text:style-name="Internet_20_link" text:visited-style-name="Visited_20_Internet_20_Link">fundamental-principles-Geographic-Information-Science/dp/1478213620</text:a>.</text:p>
      <text:p text:style-name="P1"><text:span text:style-name="T1">Tobler</text:span> W. R., « The geographical movement », URL : <text:a xlink:type="simple" xlink:href="https://www.geog.ucsb.edu/~tobler/presentations/Movement-talk.pdf" text:style-name="Internet_20_link" text:visited-style-name="Visited_20_Internet_20_Link">https://www.geog.ucsb.edu/~tobler/presentations/Movement-talk.pdf</text:a>.</text:p>
      <text:p text:style-name="P1"><text:span text:style-name="T1">Tobler</text:span> W. R., « Looking At Some Data from Isard’ s “Methods of Regional Analysis », <text:span text:style-name="T2">in</text:span> , Santa Fé, NM, 2006, p. 13 p.</text:p>
      <text:p text:style-name="P1"><text:span text:style-name="T1">Tobler</text:span> W. R., « Estimating Potential from Asymmetry », <text:span text:style-name="T2">in</text:span> , Redondo Beach, CA--1005." CC153, 2005, vol.Sunbelt XXV, URL : <text:a xlink:type="simple" xlink:href="http://www.imagenet.org/" text:style-name="Internet_20_link" text:visited-style-name="Visited_20_Internet_20_Link">http://www.imagenet.org</text:a>.</text:p>
      <text:p text:style-name="P1"><text:span text:style-name="T1">Tobler</text:span> W. R., « Estimating Potentials from Asymmetry », <text:span text:style-name="T2">Solstice : A refereed Electronic Journal of Geography and Mathematics</text:span>, 2005, vol. 16, n<text:span text:style-name="T3">o</text:span> 2.</text:p>
      <text:p text:style-name="P1"><text:soft-page-break/><text:span text:style-name="T1">Tobler</text:span> W. R., « On Tobler’s First Law of Geography: A Reply = doublon du 150 », 2004.</text:p>
      <text:p text:style-name="P1"><text:span text:style-name="T1">Tobler</text:span> W. R., « Cartograms types », URL : <text:a xlink:type="simple" xlink:href="http://www.ncgia.ucsb.edu/projects/Cartogram" text:style-name="Internet_20_link" text:visited-style-name="Visited_20_Internet_20_Link">http://www.ncgia.ucsb.edu/projects/Cartogram</text:a>.</text:p>
      <text:p text:style-name="P1"><text:span text:style-name="T1">Tobler</text:span> W. R., « Global Spatial Analysis », <text:span text:style-name="T2">Computers, Environment, and Urban Systems</text:span>, 2002, vol. 26, n<text:span text:style-name="T3">o</text:span> 6, pp. 493‑500, doi:<text:a xlink:type="simple" xlink:href="https://doi.org/10/dc3s8m" text:style-name="Internet_20_link" text:visited-style-name="Visited_20_Internet_20_Link">10/dc3s8m</text:a>.</text:p>
      <text:p text:style-name="P1"><text:span text:style-name="T1">Tobler</text:span> W. R., « Spherical Measures without Spherical Trigonometry », <text:span text:style-name="T2">Solstice: An Electronic Journal of Geography and Mathematics</text:span>, 2001, vol. 12, n<text:span text:style-name="T3">o</text:span> 2, URL : <text:a xlink:type="simple" xlink:href="http://hdl.handle.net/2027.42/58303" text:style-name="Internet_20_link" text:visited-style-name="Visited_20_Internet_20_Link">http://hdl.handle.net/2027.42/58303</text:a>.</text:p>
      <text:p text:style-name="P1"><text:span text:style-name="T1">Tobler</text:span> W. R., « Mapping Migration Patterns - A Lesson in Cartography by Dr Waldo Tobler », 2001, consulté le 25 mai 2020, URL :  <text:a xlink:type="simple" xlink:href="http://www.csiss.org/streaming_video/csiss/tobler_map_migtn_patterns.htm" text:style-name="Internet_20_link" text:visited-style-name="Visited_20_Internet_20_Link">http://www.csiss.org/streaming_video/csiss/tobler_map_migtn_patterns.htm</text:a>.</text:p>
      <text:p text:style-name="P1"><text:span text:style-name="T1">Tobler</text:span> W. R., « Map Projections are fun : Unusual Map Projections ».</text:p>
      <text:p text:style-name="P1"><text:span text:style-name="T1">Tobler</text:span> W. R., « The World is Shriveling as it Shrinks ».</text:p>
      <text:p text:style-name="P1"><text:span text:style-name="T1">Tobler</text:span> W. R., « Experiments in Modeling Global Trade, ».</text:p>
      <text:p text:style-name="P1"><text:span text:style-name="T1">Tobler</text:span> W. R., « Unusual Map Projections », URL : <text:a xlink:type="simple" xlink:href="https://ktwop.files.wordpress.com/2012/09/unusual-map-projections-tobler-1999.pdf%7Chttp://www.ncgia.ucsb.edu/projects/tobler/Projections/sld001.htm" text:style-name="Internet_20_link" text:visited-style-name="Visited_20_Internet_20_Link">https://ktwop.files.wordpress.com/2012/09/unusual-map-projections-tobler-1999.pdf|http://www.ncgia.ucsb.edu/projects/tobler/Projections/sld001.htm</text:a>.</text:p>
      <text:p text:style-name="P1"><text:span text:style-name="T1">Tobler</text:span> W. R., « Visualizing the Impact of Transportation on Spatial Relations ».</text:p>
      <text:p text:style-name="P1"><text:span text:style-name="T1">Tobler</text:span> W. R., « A Graphical Introduction to Survey Adjustment », <text:span text:style-name="T2">Cartographica The International Journal for Geographic Information and Geovisualization</text:span>, 1995, vol. 32, n<text:span text:style-name="T3">o</text:span> 1, pp. 33‑42, doi:<text:a xlink:type="simple" xlink:href="https://doi.org/10/bqgmcv" text:style-name="Internet_20_link" text:visited-style-name="Visited_20_Internet_20_Link">10/bqgmcv</text:a>.</text:p>
      <text:p text:style-name="P1"><text:span text:style-name="T1">Tobler</text:span> W. R., « Global Demography ».</text:p>
      <text:p text:style-name="P1"><text:span text:style-name="T1">Tobler</text:span> W. R., « 30+ Years of Research in Geography ».</text:p>
      <text:p text:style-name="P1"><text:span text:style-name="T1">Tobler</text:span> W. R., « History of Cartography as taught at UCSB », <text:span text:style-name="T2">in</text:span> F. <text:span text:style-name="T1">Ormeling</text:span> et Y. <text:span text:style-name="T1">Bouma</text:span> (dir.), <text:span text:style-name="T2">Seminar on Teaching of the History of Cartography</text:span>, University of Utrecht, 1994, pp. 9‑22.</text:p>
      <text:p text:style-name="P1"><text:span text:style-name="T1">Tobler</text:span> W. R., « Migration: Ravenstein, Thornthwaite and Beyond », <text:span text:style-name="T2">in</text:span> , San Francisco, AAG, 1994.</text:p>
      <text:p text:style-name="P1"><text:span text:style-name="T1">Tobler</text:span> W. R., « Global Demography ».</text:p>
      <text:p text:style-name="P1"><text:span text:style-name="T1">Tobler</text:span> W. R., « Snow on Colera Computer program to display John Snows Cholera data », URL : <text:a xlink:type="simple" xlink:href="http://www.ncgia.ucsb.edu/pubs/snow/snow.html" text:style-name="Internet_20_link" text:visited-style-name="Visited_20_Internet_20_Link">http://www.ncgia.ucsb.edu/pubs/snow/snow.html</text:a>.</text:p>
      <text:p text:style-name="P1"><text:span text:style-name="T1">Tobler</text:span> W. R., « Global Demography ».</text:p>
      <text:p text:style-name="P1"><text:span text:style-name="T1">Tobler</text:span> W. R., « Spatial Data in Digital Form ».</text:p>
      <text:p text:style-name="P1"><text:span text:style-name="T1">Tobler</text:span> W. R., « Non-Isotropic Geographic ModelingT », <text:span text:style-name="T2">in</text:span> , Santa Barbara, NCGIA Technical Report, 1991, vol.TR-93-1, p. 6 p.</text:p>
      <text:p text:style-name="P1"><text:span text:style-name="T1">Tobler</text:span> W. R., « GIS Transformations », <text:span text:style-name="T2">in</text:span> <text:span text:style-name="T2">Proceedings,</text:span> Anaheim, 1990, vol.1, pp. 163‑166.</text:p>
      <text:p text:style-name="P1"><text:span text:style-name="T1">Tobler</text:span> W. R., « Recent Research on Portolan Charts ».</text:p>
      <text:p text:style-name="P1"><text:span text:style-name="T1">Tobler</text:span> W. R., « Something similar ».</text:p>
      <text:p text:style-name="P1"><text:span text:style-name="T1">Tobler</text:span> W. R., « Distorted Maps", California Mapping Conference, ».</text:p>
      <text:p text:style-name="P1"><text:span text:style-name="T1">Tobler</text:span> W. R., « Maps and Exploration ».</text:p>
      <text:p text:style-name="P1"><text:span text:style-name="T1">Tobler</text:span> W. R., « Measuring Distortion in Maps: Mathematical Approaches ».</text:p>
      <text:p text:style-name="P1"><text:soft-page-break/><text:span text:style-name="T1">Tobler</text:span> W. R., « AAG Conference Panel on Geographic Information Systems, ».</text:p>
      <text:p text:style-name="P1"><text:span text:style-name="T1">Tobler</text:span> W. R., « GIS Theory and Technology ».</text:p>
      <text:p text:style-name="P1"><text:span text:style-name="T1">Tobler</text:span> W. R., « Map Projections in a GIS Context ».</text:p>
      <text:p text:style-name="P1"><text:span text:style-name="T1">Tobler</text:span> W. R., « Migration Mapping ».</text:p>
      <text:p text:style-name="P1"><text:span text:style-name="T1">Tobler</text:span> W. R., « Interactive Construction of Continuous Cartograms  Interactive construction of contiguous cartograms, », <text:span text:style-name="T2">in</text:span> , Anaheim, 1985, p. 11 p.</text:p>
      <text:p text:style-name="P1"><text:span text:style-name="T1">Tobler</text:span> W. R., « Application of Image Processing Techniques to Map Processing », <text:span text:style-name="T2">in</text:span> <text:span text:style-name="T2">Proceedings, International Symposium on Spatial Data Handling, Zurich, IGU</text:span>, 1984, pp. 140‑144.</text:p>
      <text:p text:style-name="P1"><text:span text:style-name="T1">Tobler</text:span> W. R., « Dürer Transforms, A Research Challenge », URL : <text:a xlink:type="simple" xlink:href="http://www.geog.ucsb.edu/~tobler/publications/Unpublished/Duerer-Transforms.pdf" text:style-name="Internet_20_link" text:visited-style-name="Visited_20_Internet_20_Link">http://www.geog.ucsb.edu/~tobler/publications/Unpublished/Duerer-Transforms.pdf</text:a>.</text:p>
      <text:p text:style-name="P1"><text:span text:style-name="T1">Tobler</text:span> W. R., « Cartographic Study of Movement Tables », <text:span text:style-name="T2">in</text:span> <text:span text:style-name="T2">Proceedings of the third annual conference and exposition of the National Computer Graphics Association, Inc., Anaheim</text:span>, Publication de conférence., Fairfax, VA : The Association, 1982, pp. 509‑5016, URL : <text:a xlink:type="simple" xlink:href="https://books.google.fr/books/about/Proceedings_of_the_Third_Annual_Conferen.html?id=pvsYAQAAIAAJ&amp;redir_esc=y" text:style-name="Internet_20_link" text:visited-style-name="Visited_20_Internet_20_Link">https://books.google.fr/books/about/Proceedings_of_the_Third_Annual_Conferen.html?id=pvsYAQAAIAAJ&amp;redir_esc=y</text:a>.</text:p>
      <text:p text:style-name="P1"><text:span text:style-name="T1">Tobler</text:span> W. R., « Surveying Multidimensional Measurement », <text:span text:style-name="T2">in</text:span> <text:span text:style-name="T1">Golledge, R.G.</text:span> et <text:span text:style-name="T1">Rayner, J.N.</text:span> (dir.), <text:span text:style-name="T2">Proximity and Preference: Problems in the Multidimensional Analysis of Large Data Sets</text:span>, University of Minnesota Press,., 1982, pp. 3‑9.</text:p>
      <text:p text:style-name="P1"><text:span text:style-name="T1">Tobler</text:span> W. R., « A simpler model of spatial interaction. », Preliminary draft, Santa Barbara Ca, 1981, 15 p.</text:p>
      <text:p text:style-name="P1"><text:span text:style-name="T1">Tobler</text:span> W. R., « Derivation of a gravity model. Note. », Note informel, Santa Barbara, 1981, 7 p.</text:p>
      <text:p text:style-name="P1"><text:span text:style-name="T1">Tobler</text:span> W. R., « On Exponent Estimation United Airlines Lounge Detroit Metropolitan Airport », papier informel, Detroit Metropolitan Airport, 1981, 1 p.</text:p>
      <text:p text:style-name="P1"><text:span text:style-name="T1">Tobler</text:span> W. R., « The impact of transportation on spatial relations », Texte informel, Santa Barbara Ca, 1981, 4 p.</text:p>
      <text:p text:style-name="P1"><text:span text:style-name="T1">Tobler</text:span> W. R., « A Geographical Migration Probability Density Function », <text:span text:style-name="T2">Ontario Geography</text:span>, 1979, pp. 41‑46.</text:p>
      <text:p text:style-name="P1"><text:span text:style-name="T1">Tobler</text:span> W. R., « Cartograms and Cartosplines », <text:span text:style-name="T2">Workshop on Automated Cartography and Epidemiology, Washington D.C., Department of Health, Education and Welfare</text:span>, 1979, pp. 56‑58.</text:p>
      <text:p text:style-name="P1"><text:span text:style-name="T1">Tobler</text:span> W. R., <text:span text:style-name="T2">Cartograms and cartosplines</text:span>, U. S. Department of Health, Education, and Welfare, Public Health Service, Office of Research, Statistics, and Technology, National Center for Health Statistics, 1979, n<text:span text:style-name="T3">o</text:span> Proceedings, pages 53-58 p.</text:p>
      <text:p text:style-name="P1"><text:span text:style-name="T1">Tobler</text:span> W. R., « A geographic flow mapping program. ».</text:p>
      <text:p text:style-name="P1"><text:span text:style-name="T1">Tobler</text:span> W. R., « Computer programs. ».</text:p>
      <text:p text:style-name="P1"><text:span text:style-name="T1">Tobler</text:span> W. R., « Cartograms », Texte informel, 1979, 10 p.</text:p>
      <text:p text:style-name="P1"><text:soft-page-break/><text:span text:style-name="T1">Tobler</text:span> W. R., « Speculations on the geometry of geography », Texte informel, Santa Barbara, US-CA, 1979, 3 + 2 + 2 p.</text:p>
      <text:p text:style-name="P1"><text:span text:style-name="T1">Tobler</text:span> W. R., « The trilateration problem », Texte informel. Notes de lecture, Santa Barbara, US-CA, 1977, 8 p.</text:p>
      <text:p text:style-name="P1"><text:span text:style-name="T1">Tobler</text:span> W. R., « Winds: A Computer Program for the Analysis of Geographical Interactions », Cartographic Laboratory Report.</text:p>
      <text:p text:style-name="P1"><text:span text:style-name="T1">Tobler</text:span> W. R., « Cartograms and cartosplines. », Notes prepared for the Workshop on automated Cartography and Epidemiology, Washington DC, US, 1976, 7 p.</text:p>
      <text:p text:style-name="P1"><text:span text:style-name="T1">Tobler</text:span> W. R., « A Difficulty in Urban Morphology Description ».</text:p>
      <text:p text:style-name="P1"><text:span text:style-name="T1">Tobler</text:span> W. R., « A Re-examination of Some Old Data on Linguistic Borders and Spatial Interaction ».</text:p>
      <text:p text:style-name="P1"><text:span text:style-name="T1">Tobler</text:span> W. R., « On City Sizes and Growth ».</text:p>
      <text:p text:style-name="P1"><text:span text:style-name="T1">Tobler</text:span> W. R., « Tuning an interpolated  lattice », texte informel, Ann Arbor, MI, US Michigan, 1975, 12 p. p.</text:p>
      <text:p text:style-name="P1"><text:span text:style-name="T1">Tobler</text:span> W. R., « The Accuracy of Categorical Maps », <text:span text:style-name="T2">Cartographic Laboratory Report, Ann Arbor</text:span>, 1974, vol. 4, Prepared for the International Geographical Commission on Geographical Data Sensing and Processing, p. 56 p.</text:p>
      <text:p text:style-name="P1"><text:span text:style-name="T1">Tobler</text:span> W. R., « A Computer Program to Draw Perspective Views of Geographic DataT », Cartographic Laboratory Report # 1, University of Michigan, Geography Department.</text:p>
      <text:p text:style-name="P1"><text:span text:style-name="T1">Tobler</text:span> W. R., « Cartogram Programs », Cartography Laboratory Report # 3, University of Michiga.</text:p>
      <text:p text:style-name="P1"><text:span text:style-name="T1">Tobler</text:span> W. R., « Choropleth Mapping n Programs », Cartographic Laboratory Report.</text:p>
      <text:p text:style-name="P1"><text:span text:style-name="T1">Tobler</text:span> W. R., « County and State Choropleth Mapping Program », Cartographic Laboratory Report.</text:p>
      <text:p text:style-name="P1"><text:span text:style-name="T1">Tobler</text:span> W. R., « Geographical Interpolation Program », Cartographic Laboratory Report # 2, University of Michigan,.</text:p>
      <text:p text:style-name="P1"><text:span text:style-name="T1">Tobler</text:span> W. R., « Interactive Contouring Programs », Cartographic Laboratory Report.</text:p>
      <text:p text:style-name="P1"><text:span text:style-name="T1">Tobler</text:span> W. R., « Parsed County and State Outline Files », Cartographic Laboratory Report.</text:p>
      <text:p text:style-name="P1"><text:span text:style-name="T1">Tobler</text:span> W. R., « Polygon Programs », Cartographic Laboratory Report.</text:p>
      <text:p text:style-name="P1"><text:span text:style-name="T1">Tobler</text:span> W. R., « Spatial Autocorrelation Programs », Cartographic Laboratory Report.</text:p>
      <text:p text:style-name="P1"><text:span text:style-name="T1">Tobler</text:span> W. R., « Three Simple Display Programs », Cartographic Laboratory Report.</text:p>
      <text:p text:style-name="P1"><text:span text:style-name="T1">Tobler</text:span> W. R., « Numerical map generalisation », Ann Arbor, MI, US Michigan, 1974, 26 p.</text:p>
      <text:p text:style-name="P1"><text:span text:style-name="T1">Tobler</text:span> W. R., « What is an area cartogram ? », Texte informel, Michigan, 1974, 2 p.</text:p>
      <text:p text:style-name="P1"><text:span text:style-name="T1">Tobler</text:span> W. R., « Linear operators applied to areal data. », <text:span text:style-name="T2">in</text:span> John C. <text:span text:style-name="T1">Davis</text:span> et M.J. <text:span text:style-name="T1">McCullagh</text:span> (dir.), <text:span text:style-name="T2">Display and analysis of spatial data</text:span>, Nottingham, J. Wiley ed., New-York., NATO Advanced Study Institute, Geography Department, University of Nottingham, 1973, pp. 14‑37.</text:p>
      <text:p text:style-name="P1"><text:span text:style-name="T1">Tobler</text:span> W. R., « Book Review of J. Rayner, « An Introduction to Spectral Analysis » », <text:span text:style-name="T2">Geographical Analysis</text:span>, 1973, vol. 5, n<text:span text:style-name="T3">o</text:span> 2, p. 164.</text:p>
      <text:p text:style-name="P1"><text:soft-page-break/><text:span text:style-name="T1">Tobler</text:span> W. R., « Regional analysis or time series extended to two dimensions informal report. », <text:span text:style-name="T2">Geopgraphia Polonica</text:span>, 1973, n<text:span text:style-name="T3">o</text:span> 25, pp. 103‑106.</text:p>
      <text:p text:style-name="P1"><text:span text:style-name="T1">Tobler</text:span> W. R., « Selected computer programs. », A Michigan Geography Publibation.</text:p>
      <text:p text:style-name="P1"><text:span text:style-name="T1">Tobler</text:span> W. R., « Comparisons of Geographic Methodology, 1968–1972–1976 », <text:span text:style-name="T2">in</text:span> <text:span text:style-name="T2">International Geographical Union</text:span>, Ottawa, 1972, p. 10 p.</text:p>
      <text:p text:style-name="P1"><text:span text:style-name="T1">Tobler</text:span> W. R., « Two Computer Districting Experiments », <text:span text:style-name="T2">in</text:span> S. <text:span text:style-name="T1">Pollock</text:span> (dir.), <text:span text:style-name="T2">Algorithmic Approaches to Political Districting: Report of the Activities of a Seminar</text:span>, Ann Arbor, Department of Industrial Engineering, University of Michigan, 1972, pp. 46‑56.</text:p>
      <text:p text:style-name="P1"><text:span text:style-name="T1">Tobler</text:span> W. R., « Remarks on computer graphics in geographical teaching and research ».</text:p>
      <text:p text:style-name="P1"><text:span text:style-name="T1">Tobler</text:span> W. R., « The geometry of mental maps. », Preprint, Michigan, 1972, 43 p.</text:p>
      <text:p text:style-name="P1"><text:span text:style-name="T1">Tobler</text:span> W. R., « ntroduction comments on Information Theory. ».</text:p>
      <text:p text:style-name="P1"><text:span text:style-name="T1">Tobler</text:span> W. R., « Transformations », <text:span text:style-name="T2">Michigan Inter–University Community of Mathematical Geographers Discussion Paper # 12, J. Nystuen, ed., "The Philosophy of Maps</text:span>, 1968, vol. 12.</text:p>
      <text:p text:style-name="P1"><text:span text:style-name="T1">Tobler</text:span> W. R., « Notes on the Analysis of Geographical Distributions », Paper delivered at the Institute on Emerging Concepts and Methods in Urban and Regional Analysis, East Lansing, 1965, 9 p.</text:p>
      <text:p text:style-name="P1"><text:span text:style-name="T1">Tobler</text:span> W. R., « Generalized Cylindrical Projections », student paper, Washington D.C., 1960, 4 p.</text:p>
      <text:p text:style-name="P1"><text:span text:style-name="T1">Tobler</text:span> W. R., « Map projections », Texte informel, nd, 2 p.</text:p>
      <text:p text:style-name="P1"><text:span text:style-name="T1">Tobler</text:span> W. R., « Transform.Pic », Texte informel, nd, 2 p.</text:p>
      <text:p text:style-name="P1"><text:span text:style-name="T1">Tobler</text:span> W. R., <text:span text:style-name="T1">Greene</text:span> G et <text:span text:style-name="T1">Outcalt</text:span> S., « Reconstruction and parsing of topographic data », texte informel, Ann Arbor, MI, US Michigan, 1974, 7 p.</text:p>
      <text:p text:style-name="P1"><text:span text:style-name="T1">Tobler</text:span> W. R. et <text:span text:style-name="T1">Kennedy</text:span> Susan, « Harmonic interpolations. ».</text:p>
      <text:p text:style-name="P1"><text:span text:style-name="T1">Tobler</text:span> Waldo, « Cartograms as Map Projections », <text:span text:style-name="T2">in</text:span> Miljenko <text:span text:style-name="T1">Lapaine</text:span> et E. Lynn <text:span text:style-name="T1">Usery</text:span> (dir.), <text:span text:style-name="T2">Choosing a Map Projection</text:span>, Cham, Springer International Publishing, Lecture Notes in Geoinformation and Cartography, 2017, pp. 149‑159, doi:<text:a xlink:type="simple" xlink:href="https://doi.org/10.1007/978-3-319-51835-0_5" text:style-name="Internet_20_link" text:visited-style-name="Visited_20_Internet_20_Link">10.1007/978-3-319-51835-0_5</text:a>.</text:p>
      <text:p text:style-name="P1"><text:span text:style-name="T1">Tobler</text:span> Waldo, « The Curious Case Of 2½ D », <text:span text:style-name="T2">Quaestiones Geographicae</text:span>, 1 décembre 2015, vol. 34, n<text:span text:style-name="T3">o</text:span> 4, pp. 85‑89, doi:<text:a xlink:type="simple" xlink:href="https://doi.org/10.1515/quageo-2015-0040" text:style-name="Internet_20_link" text:visited-style-name="Visited_20_Internet_20_Link">10.1515/quageo-2015-0040</text:a>.</text:p>
      <text:p text:style-name="P1"><text:span text:style-name="T1">Tobler</text:span> Waldo, « On the First Law of Geography: A Reply », <text:span text:style-name="T2">Annals of the Association of American Geographers</text:span>, 1 juin 2004, vol. 94, n<text:span text:style-name="T3">o</text:span> 2, pp. 304‑310, doi:<text:a xlink:type="simple" xlink:href="https://doi.org/10/frt2ms" text:style-name="Internet_20_link" text:visited-style-name="Visited_20_Internet_20_Link">10/frt2ms</text:a>.</text:p>
      <text:p text:style-name="P1"><text:span text:style-name="T1">Tobler</text:span> Waldo, « Introductory Comments on Information Theory and Cartography », <text:span text:style-name="T2">Cartographic Perspectives</text:span>, 1 juin 1997, n<text:span text:style-name="T3">o</text:span> 27, pp. 4‑7, doi:<text:a xlink:type="simple" xlink:href="https://doi.org/10/ghz78q" text:style-name="Internet_20_link" text:visited-style-name="Visited_20_Internet_20_Link">10/ghz78q</text:a>.</text:p>
      <text:p text:style-name="P1"><text:span text:style-name="T1">Tobler</text:span> Waldo, « Movement Takes Time: A Note on the Time of Movement », <text:span text:style-name="T2">in</text:span> T. R. <text:span text:style-name="T1">Lakshmanan</text:span> et Peter <text:span text:style-name="T1">Nijkamp</text:span> (dir.), <text:span text:style-name="T2">Structure and Change in the Space Economy: Festschrift in Honor of Martin J. Beckmann</text:span>, Berlin, Heidelberg, Springer, 1993, pp. 61‑65, consulté le 13 mai 2020, URL : <text:a xlink:type="simple" xlink:href="https://doi.org/10.1007/978-3-642-78094-3_5" text:style-name="Internet_20_link" text:visited-style-name="Visited_20_Internet_20_Link">https://doi.org/10.1007/978-3-642-78094-3_5</text:a>.</text:p>
      <text:p text:style-name="P1"><text:soft-page-break/><text:span text:style-name="T1">Tobler</text:span> Waldo, « Correction to C. J. Swain’s program for interpolating irregularly spaced data », <text:span text:style-name="T2">Computers &amp; Geosciences</text:span>, janvier 1977, vol. 3, n<text:span text:style-name="T3">o</text:span> 1, p. 181, doi:<text:a xlink:type="simple" xlink:href="https://doi.org/10.1016/0098-3004(77)90039-5" text:style-name="Internet_20_link" text:visited-style-name="Visited_20_Internet_20_Link">10.1016/0098-3004(77)90039-5</text:a>.</text:p>
      <text:p text:style-name="P1"><text:span text:style-name="T1">Tobler</text:span> Waldo, <text:span text:style-name="T1">Deichmann</text:span> Uwe, <text:span text:style-name="T1">Gottsegen</text:span> Jon et <text:span text:style-name="T1">Maloy</text:span> Kelly, « World population in a grid of spherical quadrilaterals », <text:span text:style-name="T2">International Journal of Population Geography</text:span>, 1997, vol. 3, n<text:span text:style-name="T3">o</text:span> 3, pp. 203‑225, doi:<text:a xlink:type="simple" xlink:href="https://doi.org/10/c2td4q" text:style-name="Internet_20_link" text:visited-style-name="Visited_20_Internet_20_Link">10/c2td4q</text:a>.</text:p>
      <text:p text:style-name="P1"><text:span text:style-name="T1">Tobler</text:span> Waldo R., « A new companion for Mercator », <text:span text:style-name="T2">Cartography and Geographic Information Science</text:span>, 4 mai 2018, vol. 45, n<text:span text:style-name="T3">o</text:span> 3, pp. 284‑285, doi:<text:a xlink:type="simple" xlink:href="https://doi.org/10/ghz78k" text:style-name="Internet_20_link" text:visited-style-name="Visited_20_Internet_20_Link">10/ghz78k</text:a>.</text:p>
      <text:p text:style-name="P1"><text:span text:style-name="T1">Tobler</text:span> Waldo R., « 257_A view of Migration (CD = Spatially Coherent Migration ».</text:p>
      <text:p text:style-name="P1"><text:span text:style-name="T1">Tobler</text:span> Waldo R., « Some thoughts on displaying geographical movement », URL : <text:a xlink:type="simple" xlink:href="https://www.wrsaonline.org/newsite/wp-content/uploads/2018/02/Tucson_Program_FINAL.pdf" text:style-name="Internet_20_link" text:visited-style-name="Visited_20_Internet_20_Link">https://www.wrsaonline.org/newsite/wp-content/uploads/2018/02/Tucson_Program_FINAL.pdf</text:a>.</text:p>
      <text:p text:style-name="P1"><text:span text:style-name="T1">Tobler</text:span> Waldo R., « A study of Munich Commuting », URL : <text:a xlink:type="simple" xlink:href="http://www.aag.org/galleries/conference-files/2014_AAG_Annual_Meeting_Program.pdf" text:style-name="Internet_20_link" text:visited-style-name="Visited_20_Internet_20_Link">http://www.aag.org/galleries/conference-files/2014_AAG_Annual_Meeting_Program.pdf</text:a>.</text:p>
      <text:p text:style-name="P1"><text:span text:style-name="T1">Tobler</text:span> Waldo R., « A Study of Munich Commuting », <text:span text:style-name="T2">Solstice:  An Electronic Journal of Geography and Mathematics</text:span>, juin 2013, vol. 24, n<text:span text:style-name="T3">o</text:span> 1, pp. 1‑4.</text:p>
      <text:p text:style-name="P1"><text:span text:style-name="T1">Tobler</text:span> Waldo R., « Lee’s Migration Theory: Pluses and Minuses ».</text:p>
      <text:p text:style-name="P1"><text:span text:style-name="T1">Tobler</text:span> Waldo R., « A way to look at the geographical movement ».</text:p>
      <text:p text:style-name="P1"><text:span text:style-name="T1">Tobler</text:span> Waldo R., « Migration: Maps and Models. An Introduction ».</text:p>
      <text:p text:style-name="P1"><text:span text:style-name="T1">Tobler</text:span> Waldo R., « Migration: Maps and Models. An Introduction ».</text:p>
      <text:p text:style-name="P1"><text:span text:style-name="T1">Tobler</text:span> Waldo R., « Automation and Cartography », <text:span text:style-name="T2">in</text:span> Martin <text:span text:style-name="T1">Dodge</text:span>, Rob <text:span text:style-name="T1">Kitchin</text:span> et Chris <text:span text:style-name="T1">Perkins</text:span> (dir.), <text:span text:style-name="T2">The Map Reader: Theories of Mapping Practice and Cartographic Representation</text:span>, Chichester, UK, John Wiley &amp; Sons, Ltd, 2011, pp. 137‑140, consulté le 29 avril 2020, URL : <text:a xlink:type="simple" xlink:href="https://onlinelibrary.wiley.com/doi/abs/10.1002/9780470979587.ch19" text:style-name="Internet_20_link" text:visited-style-name="Visited_20_Internet_20_Link">https://onlinelibrary.wiley.com/doi/abs/10.1002/9780470979587.ch19</text:a>.</text:p>
      <text:p text:style-name="P1"><text:span text:style-name="T1">Tobler</text:span> Waldo R., « A Ravensteinesque “Currents of Migration”.Map for California ».</text:p>
      <text:p text:style-name="P1"><text:span text:style-name="T1">Tobler</text:span> Waldo R., « Beyond Ptolemy : Mercator and other Distorted Maps, Geographies of Place Conference, Center for Spatial Studies Interdisciplinary Humanities Center, UCSB, 25 Fev. ».</text:p>
      <text:p text:style-name="P1"><text:span text:style-name="T1">Tobler</text:span> Waldo R., « Analytical Cartography », <text:span text:style-name="T2">in</text:span> Martin <text:span text:style-name="T1">Dodge</text:span>, Rob <text:span text:style-name="T1">Kitchin</text:span> et Chris R. <text:span text:style-name="T1">Perkins</text:span> (dir.), <text:span text:style-name="T2">The map reader: theories of mapping practice and cartographic representation</text:span>, Chichester, West Sussex [England] ; Hoboken, NJ, Wiley-Blackwell, 2011, pp. 32‑36.</text:p>
      <text:p text:style-name="P1"><text:span text:style-name="T1">Tobler</text:span> Waldo R., « Ma Vie: Growing Up in America and Europe », <text:span text:style-name="T2">in</text:span> Phil <text:span text:style-name="T1">Hubbard</text:span> et Rob <text:span text:style-name="T1">Kitchin</text:span> (dir.), <text:span text:style-name="T2">Key thinkers on space and place</text:span>, 2nd ed., Los Angeles, Sage, 2011, p. vérifier les pages seconde édition.</text:p>
      <text:p text:style-name="P1"><text:span text:style-name="T1">Tobler</text:span> Waldo R., « An Experiment in Filtering of Geographic Movement Tables ».</text:p>
      <text:p text:style-name="P1"><text:span text:style-name="T1">Tobler</text:span> Waldo R., « An experiment in filtering of geographic movement tables », <text:span text:style-name="T2">in</text:span> , Sedona, US-AZ, 2010, p. 12.</text:p>
      <text:p text:style-name="P1"><text:span text:style-name="T1">Tobler</text:span> Waldo R., « Filter Moves (2 CD) ».</text:p>
      <text:p text:style-name="P1"><text:soft-page-break/><text:span text:style-name="T1">Tobler</text:span> Waldo R., « Ravenstein Reconsidered ».</text:p>
      <text:p text:style-name="P1"><text:span text:style-name="T1">Tobler</text:span> Waldo R., « Tobler’s Flow Mapper ».</text:p>
      <text:p text:style-name="P1"><text:span text:style-name="T1">Tobler</text:span> Waldo R., « Unusual Map Projections », <text:span text:style-name="T2">Cartographic Perspectives</text:span>, 2008, vol. 59, Winter, pp. 4‑16, doi:<text:a xlink:type="simple" xlink:href="https://doi.org/10/ghz78d" text:style-name="Internet_20_link" text:visited-style-name="Visited_20_Internet_20_Link">10/ghz78d</text:a>.</text:p>
      <text:p text:style-name="P1"><text:span text:style-name="T1">Tobler</text:span> Waldo R., « Quantitative Visualization ».</text:p>
      <text:p text:style-name="P1"><text:span text:style-name="T1">Tobler</text:span> Waldo R., « Spatial Analysis Visualized. How many words are a graphic worth? ».</text:p>
      <text:p text:style-name="P1"><text:span text:style-name="T1">Tobler</text:span> Waldo R., « Properties of Portolan Charts », URL : <text:a xlink:type="simple" xlink:href="http://www.aag.org/galleries/conference-files/AAG2007_Printed_Program.pdf" text:style-name="Internet_20_link" text:visited-style-name="Visited_20_Internet_20_Link">http://www.aag.org/galleries/conference-files/AAG2007_Printed_Program.pdf</text:a>.</text:p>
      <text:p text:style-name="P1"><text:span text:style-name="T1">Tobler</text:span> Waldo R., « A Movement Talk ».</text:p>
      <text:p text:style-name="P1"><text:span text:style-name="T1">Tobler</text:span> Waldo R., « Exploring Geography Cartographically ».</text:p>
      <text:p text:style-name="P1"><text:span text:style-name="T1">Tobler</text:span> Waldo R., « Using Asymmetry to Estimate Potential ».</text:p>
      <text:p text:style-name="P1"><text:span text:style-name="T1">Tobler</text:span> Waldo R., « Remarks on Migration and Urban Potentials ».</text:p>
      <text:p text:style-name="P1"><text:span text:style-name="T1">Tobler</text:span> Waldo R., « An introductory lecture on Geographical Location and Map Projections. ».</text:p>
      <text:p text:style-name="P1"><text:span text:style-name="T1">Tobler</text:span> Waldo R., « Thirty Five Years of Computer Cartograms », <text:span text:style-name="T2">Annals of the Association of American Geographers</text:span>, mars 2004, vol. 94, n<text:span text:style-name="T3">o</text:span> 1, pp. 58‑73, doi:<text:a xlink:type="simple" xlink:href="https://doi.org/10/d9d2qc" text:style-name="Internet_20_link" text:visited-style-name="Visited_20_Internet_20_Link">10/d9d2qc</text:a>.</text:p>
      <text:p text:style-name="P1"><text:span text:style-name="T1">Tobler</text:span> Waldo R., « Ma Vie: Growing Up in America and Europe », <text:span text:style-name="T2">in</text:span> Phil <text:span text:style-name="T1">Hubbard</text:span>, Rob <text:span text:style-name="T1">Kitchin</text:span> et Valentine <text:span text:style-name="T1">Gill</text:span> (dir.), <text:span text:style-name="T2">Key thinkers on space and place</text:span>, 1st edition., Sage, 2004, pp. 301‑305.</text:p>
      <text:p text:style-name="P1"><text:span text:style-name="T1">Tobler</text:span> Waldo R., « Movement Mapping », 2004, 25 p.</text:p>
      <text:p text:style-name="P1"><text:span text:style-name="T1">Tobler</text:span> Waldo R., « Optimal Parsing of Large Arrays », 2004, consulté le 23 mai 2020, URL : <text:a xlink:type="simple" xlink:href="http://www.csiss.org/clearinghouse/FlowMapper/MovementMapping.pdf" text:style-name="Internet_20_link" text:visited-style-name="Visited_20_Internet_20_Link">http://www.csiss.org/clearinghouse/FlowMapper/MovementMapping.pdf</text:a>.</text:p>
      <text:p text:style-name="P1"><text:span text:style-name="T1">Tobler</text:span> Waldo R., « A Flow Talk ».</text:p>
      <text:p text:style-name="P1"><text:span text:style-name="T1">Tobler</text:span> Waldo R., « AirTraffic : A day in the life of Air Traffic over the Continental US ».</text:p>
      <text:p text:style-name="P1"><text:span text:style-name="T1">Tobler</text:span> Waldo R., « Qibla, and Related, Map Projections », <text:span text:style-name="T2">Cartography and Geographic Information Science</text:span>, janvier 2002, vol. 29, n<text:span text:style-name="T3">o</text:span> 1, pp. 17‑23, doi:<text:a xlink:type="simple" xlink:href="https://doi.org/10/bzsnrt" text:style-name="Internet_20_link" text:visited-style-name="Visited_20_Internet_20_Link">10/bzsnrt</text:a>.</text:p>
      <text:p text:style-name="P1"><text:span text:style-name="T1">Tobler</text:span> Waldo R., « Ma Vie: Growing Up in America and Europe », <text:span text:style-name="T2">in</text:span> Peter <text:span text:style-name="T1">Gould</text:span> et Forrest R. <text:span text:style-name="T1">Pitts</text:span> (dir.), <text:span text:style-name="T2">Geographical voices: fourteen autobiographical essays</text:span>, 1st ed., Syracuse, NY, US, Syracuse University Press, Space, place, and society, 2002, pp. 292‑322.</text:p>
      <text:p text:style-name="P1"><text:span text:style-name="T1">Tobler</text:span> Waldo R., « The World is Shriveling as it Shrinks ».</text:p>
      <text:p text:style-name="P1"><text:span text:style-name="T1">Tobler</text:span> Waldo R., « A problem in Geography ».</text:p>
      <text:p text:style-name="P1"><text:span text:style-name="T1">Tobler</text:span> Waldo R., « Map Making for Social Scientits », URL : <text:a xlink:type="simple" xlink:href="https://www.asanet.org/sites/default/files/2001_am_final_program_complete_with_cover_o.pdf" text:style-name="Internet_20_link" text:visited-style-name="Visited_20_Internet_20_Link">https://www.asanet.org/sites/default/files/2001_am_final_program_complete_with_cover_o.pdf</text:a>.</text:p>
      <text:p text:style-name="P1"><text:span text:style-name="T1">Tobler</text:span> Waldo R., « Resel Processing ».</text:p>
      <text:p text:style-name="P1"><text:span text:style-name="T1">Tobler</text:span> Waldo R., « Qibla Map Projections ».</text:p>
      <text:p text:style-name="P1"><text:span text:style-name="T1">Tobler</text:span> Waldo R., « Geographical Interpolation: Pycnophylactic Reallocation », URL : <text:a xlink:type="simple" xlink:href="http://www.csiss.org/streaming_video/csiss/tobler_pycno.htm" text:style-name="Internet_20_link" text:visited-style-name="Visited_20_Internet_20_Link">http://www.csiss.org/streaming_video/csiss/tobler_pycno.htm</text:a>.</text:p>
      <text:p text:style-name="P1"><text:soft-page-break/><text:span text:style-name="T1">Tobler</text:span> Waldo R., « Mapping Migration Pattern », URL : <text:a xlink:type="simple" xlink:href="http://www.csiss.org/streaming_video/csiss/tobler_map_migtn_patterns.htm" text:style-name="Internet_20_link" text:visited-style-name="Visited_20_Internet_20_Link">http://www.csiss.org/streaming_video/csiss/tobler_map_migtn_patterns.htm</text:a>.</text:p>
      <text:p text:style-name="P1"><text:span text:style-name="T1">Tobler</text:span> Waldo R., « Qibla Maps ».</text:p>
      <text:p text:style-name="P1"><text:span text:style-name="T1">Tobler</text:span> Waldo R., « Map Projections ».</text:p>
      <text:p text:style-name="P1"><text:span text:style-name="T1">Tobler</text:span> Waldo R., « Exploring Geography Cartographically ».</text:p>
      <text:p text:style-name="P1"><text:span text:style-name="T1">Tobler</text:span> Waldo R., « The Care and Feeding of vector Fields ».</text:p>
      <text:p text:style-name="P1"><text:span text:style-name="T1">Tobler</text:span> Waldo R., « The Development of Analytical Cartography: A Personal Note », <text:span text:style-name="T2">2018 Impact Factor 2.271 Cartography and Geographic Information Science</text:span>, janvier 2000, vol. 27, n<text:span text:style-name="T3">o</text:span> 3, pp. 189‑194, doi:<text:a xlink:type="simple" xlink:href="https://doi.org/10/bkvbp7" text:style-name="Internet_20_link" text:visited-style-name="Visited_20_Internet_20_Link">10/bkvbp7</text:a>.</text:p>
      <text:p text:style-name="P1"><text:span text:style-name="T1">Tobler</text:span> Waldo R., « Ma Vie : Grandir en Amérique et en Europe », <text:span text:style-name="T2">in</text:span> Antoine S. <text:span text:style-name="T1">Bailly</text:span> et Peter <text:span text:style-name="T1">Gould</text:span> (dir.), <text:span text:style-name="T2">Mémoires de géographes</text:span>, Paris, Anthropos, 2000, pp. 209‑242, URL : <text:a xlink:type="simple" xlink:href="https://www.economica.fr/livre-memoires-de-geographes-gould-peter-bailly-antoine,fr,4,9782717840650.cfm" text:style-name="Internet_20_link" text:visited-style-name="Visited_20_Internet_20_Link">https://www.economica.fr/livre-memoires-de-geographes-gould-peter-bailly-antoine,fr,4,9782717840650.cfm</text:a>.</text:p>
      <text:p text:style-name="P1"><text:span text:style-name="T1">Tobler</text:span> Waldo R., « Linear pycnophylactic reallocation comment on a paper by D. Martin », <text:span text:style-name="T2">International Journal of Geographical Information Science</text:span>, janvier 1999, vol. 13, n<text:span text:style-name="T3">o</text:span> 1, pp. 85‑90, doi:<text:a xlink:type="simple" xlink:href="https://doi.org/10/bjp7jt" text:style-name="Internet_20_link" text:visited-style-name="Visited_20_Internet_20_Link">10/bjp7jt</text:a>.</text:p>
      <text:p text:style-name="P1"><text:span text:style-name="T1">Tobler</text:span> Waldo R., « Demography in Global Change Studies », <text:span text:style-name="T2">in</text:span> <text:span text:style-name="T2">Auto-Carto 13</text:span>, Seattle, Washington, US, 1997, vol.5, pp. 416‑418, URL : <text:a xlink:type="simple" xlink:href="https://cartogis.org/docs/proceedings/archive/auto-carto-13/pdf/demography-in-global-change-studies.pdf" text:style-name="Internet_20_link" text:visited-style-name="Visited_20_Internet_20_Link">https://cartogis.org/docs/proceedings/archive/auto-carto-13/pdf/demography-in-global-change-studies.pdf</text:a>.</text:p>
      <text:p text:style-name="P1"><text:span text:style-name="T1">Tobler</text:span> Waldo R., « Alternatives to Miller’s Projection », <text:span text:style-name="T2">Cartography and Geographic Information Systems</text:span>, janvier 1997, vol. 24, n<text:span text:style-name="T3">o</text:span> 2, pp. 110‑112, doi:<text:a xlink:type="simple" xlink:href="https://doi.org/10/bjpz77" text:style-name="Internet_20_link" text:visited-style-name="Visited_20_Internet_20_Link">10/bjpz77</text:a>.</text:p>
      <text:p text:style-name="P1"><text:span text:style-name="T1">Tobler</text:span> Waldo R., « Movement Modelling on the Sphere », <text:span text:style-name="T2">Geographical &amp; Environmental Modelling</text:span>, janvier 1997, vol. 1, pp. 97‑103.</text:p>
      <text:p text:style-name="P1"><text:span text:style-name="T1">Tobler</text:span> Waldo R., « The equidominance line: A new geopolitical concept », <text:span text:style-name="T2">Applied Geographic Studies</text:span>, 1997, vol. 1, n<text:span text:style-name="T3">o</text:span> 1, pp. 7‑11, doi:<text:a xlink:type="simple" xlink:href="https://doi.org/10/cf8x4n" text:style-name="Internet_20_link" text:visited-style-name="Visited_20_Internet_20_Link">10/cf8x4n</text:a>.</text:p>
      <text:p text:style-name="P1"><text:span text:style-name="T1">Tobler</text:span> Waldo R., « Heights from Hiking Times », 1997.</text:p>
      <text:p text:style-name="P1"><text:span text:style-name="T1">Tobler</text:span> Waldo R., « Converting Administrative Data on a Sphere to a Continuous Surface », <text:span text:style-name="T2">in</text:span> <text:span text:style-name="T2">Proceedings (CDRom, pdf)</text:span>, Santa Fe, New Mexico, US, National Center for Geographic Information and Analysis, Santa Barbara, US, 1996, pp. 497‑504, consulté le 13 mai 2020, URL : <text:a xlink:type="simple" xlink:href="https://escholarship.org/uc/item/43x094z3" text:style-name="Internet_20_link" text:visited-style-name="Visited_20_Internet_20_Link">https://escholarship.org/uc/item/43x094z3</text:a>.</text:p>
      <text:p text:style-name="P1"><text:span text:style-name="T1">Tobler</text:span> Waldo R., « Smooth mass-preserving areal data redistribution on a sphere », <text:span text:style-name="T2">in</text:span> , Santa Fe NM, 1996.</text:p>
      <text:p text:style-name="P1"><text:span text:style-name="T1">Tobler</text:span> Waldo R., « Settlement Size and Population ».</text:p>
      <text:p text:style-name="P1"><text:soft-page-break/><text:span text:style-name="T1">Tobler</text:span> Waldo R., <text:span text:style-name="T2">Report on the Status of Mathematical Social Science and the Roles of the National Science Foundation and the Mathematical Social Science Board.</text:span> [Rapport], Ann Arbor, MI, US, National Science Fondation, 1996, 110 p.</text:p>
      <text:p text:style-name="P1"><text:span text:style-name="T1">Tobler</text:span> Waldo R., « Migration: Ravenstein, Thornthwaite, and Beyond », <text:span text:style-name="T2">Urban Geography</text:span>, mai 1995, vol. 16, n<text:span text:style-name="T3">o</text:span> 4, pp. 327‑343, doi:<text:a xlink:type="simple" xlink:href="https://doi.org/10/d4z62g" text:style-name="Internet_20_link" text:visited-style-name="Visited_20_Internet_20_Link">10/d4z62g</text:a>.</text:p>
      <text:p text:style-name="P1"><text:span text:style-name="T1">Tobler</text:span> Waldo R., « The resel-based GIS », <text:span text:style-name="T2">International Journal of Geographical Information Systems</text:span>, 1 janvier 1995, vol. 9, n<text:span text:style-name="T3">o</text:span> 1, pp. 95‑100, doi:<text:a xlink:type="simple" xlink:href="https://doi.org/10/ddfsr9" text:style-name="Internet_20_link" text:visited-style-name="Visited_20_Internet_20_Link">10/ddfsr9</text:a>.</text:p>
      <text:p text:style-name="P1"><text:span text:style-name="T1">Tobler</text:span> Waldo R., « A Graphical Introduction to Survey Adjustment », <text:span text:style-name="T2">Cartographica: The International Journal for Geographic Information and Geovisualization</text:span>, 1995, vol. 32, n<text:span text:style-name="T3">o</text:span> 1, pp. 33‑42, doi:<text:a xlink:type="simple" xlink:href="https://doi.org/10/bqgmcv" text:style-name="Internet_20_link" text:visited-style-name="Visited_20_Internet_20_Link">10/bqgmcv</text:a>.</text:p>
      <text:p text:style-name="P1"><text:span text:style-name="T1">Tobler</text:span> Waldo R., « Bidimensional Regression », <text:span text:style-name="T2">Geographical Analysis</text:span>, 1994, vol. 26, n<text:span text:style-name="T3">o</text:span> 3, pp. 187‑212, doi:<text:a xlink:type="simple" xlink:href="https://doi.org/10/bh89mj" text:style-name="Internet_20_link" text:visited-style-name="Visited_20_Internet_20_Link">10/bh89mj</text:a>.</text:p>
      <text:p text:style-name="P1"><text:span text:style-name="T1">Tobler</text:span> Waldo R., « Oblique Map Projections using Rotation Matrices », <text:span text:style-name="T2">in</text:span> Huib <text:span text:style-name="T1">Ernste</text:span> (dir.), <text:span text:style-name="T2">Pathways to human ecology: from observation to commitment</text:span>, Bern ; New York, Peter Lang, 1994, pp. 37‑46.</text:p>
      <text:p text:style-name="P1"><text:span text:style-name="T1">Tobler</text:span> Waldo R., « CC188-Snow’s Cholera Map », 1994, URL :  <text:a xlink:type="simple" xlink:href="http://www.ncgia.ucsb.edu/pubs/snow/snow.html" text:style-name="Internet_20_link" text:visited-style-name="Visited_20_Internet_20_Link">http://www.ncgia.ucsb.edu/pubs/snow/snow.html</text:a>.</text:p>
      <text:p text:style-name="P1"><text:span text:style-name="T1">Tobler</text:span> Waldo R., <text:span text:style-name="T2">Global Geographical Analysis</text:span> [Rapport], Santa Barbara, NCGIA National Center for Geographic Information and Analysis, Three presentations on Spatial Analysis., 1993, 6 p., URL : <text:a xlink:type="simple" xlink:href="http://ncgia.ucsb.edu/technical-reports/PDF/93-1.pdf" text:style-name="Internet_20_link" text:visited-style-name="Visited_20_Internet_20_Link">http://ncgia.ucsb.edu/technical-reports/PDF/93-1.pdf</text:a>.</text:p>
      <text:p text:style-name="P1"><text:span text:style-name="T1">Tobler</text:span> Waldo R., <text:span text:style-name="T2">Non–Isotropic Modeling</text:span> [Rapport], Santa Barbara, NCGIA National Center for Geographic Information and Analysis, Three presentations on Spatial Analysis, 1993, 4 p., URL : <text:a xlink:type="simple" xlink:href="http://ncgia.ucsb.edu/technical-reports/PDF/93-1.pdf%7Chttp://www.geodyssey.com/papers/tobler93.html" text:style-name="Internet_20_link" text:visited-style-name="Visited_20_Internet_20_Link">http://ncgia.ucsb.edu/technical-reports/PDF/93-1.pdf|http://www.geodyssey.com/papers/tobler93.html</text:a>.</text:p>
      <text:p text:style-name="P1"><text:span text:style-name="T1">Tobler</text:span> Waldo R., <text:span text:style-name="T2">Speculations on the Geometry of Geography</text:span> [Rapport], Santa Barbara, NCGIA National Center for Geographic Information and Analysis, Three presentations on Spatial Analysis., 1993, 14 p., URL : <text:a xlink:type="simple" xlink:href="http://ncgia.ucsb.edu/technical-reports/PDF/93-1.pdf" text:style-name="Internet_20_link" text:visited-style-name="Visited_20_Internet_20_Link">http://ncgia.ucsb.edu/technical-reports/PDF/93-1.pdf</text:a>.</text:p>
      <text:p text:style-name="P1"><text:span text:style-name="T1">Tobler</text:span> Waldo R., « Readings for History of Cartography », <text:span text:style-name="T2">Geography</text:span>, 1991, n<text:span text:style-name="T3">o</text:span> 126, p. 181.</text:p>
      <text:p text:style-name="P1"><text:span text:style-name="T1">Tobler</text:span> Waldo R., « Visual Evidence for Urban Potential Fields », <text:span text:style-name="T2">Mappemonde</text:span>, 1991, vol. 1991, n<text:span text:style-name="T3">o</text:span> 1, pp. 46‑47.</text:p>
      <text:p text:style-name="P1"><text:span text:style-name="T1">Tobler</text:span> Waldo R., « CC200-Cellular Geography ».</text:p>
      <text:p text:style-name="P1"><text:span text:style-name="T1">Tobler</text:span> Waldo R., « Foreword », <text:span text:style-name="T2">in</text:span> <text:span text:style-name="T2">Analytical and Computer Cartography</text:span>, Prentice Hall., Englewood New Jersey, Geographic Information Science, 1990, pp. xi‑xii.</text:p>
      <text:p text:style-name="P1"><text:span text:style-name="T1">Tobler</text:span> Waldo R., « Frame Independent Spatial Analysis », <text:span text:style-name="T2">in</text:span> Michael F. <text:span text:style-name="T1">Goodchild</text:span> et Sucharita <text:span text:style-name="T1">Gopal</text:span> (dir.), <text:span text:style-name="T2">The Accuracy of Spatial Databases</text:span>, 1st edition., London ; New York, Résultats pour taylor et francis Essayez avec l’orthographe taylor et francsis Rappel concernant les règles de confidentialité de <text:soft-page-break/>Google Résultats de recherche Résultats Web  Taylor &amp; Francis, 1989, pp. 115‑122, URL : <text:a xlink:type="simple" xlink:href="https://doi.org/10.1201/b12612" text:style-name="Internet_20_link" text:visited-style-name="Visited_20_Internet_20_Link">https://doi.org/10.1201/b12612</text:a>.</text:p>
      <text:p text:style-name="P1"><text:span text:style-name="T1">Tobler</text:span> Waldo R., « Spherical Quadrilateral to Map Scale Conversion », <text:span text:style-name="T2">The American Cartographer</text:span>, janvier 1989, vol. 16, n<text:span text:style-name="T3">o</text:span> 1, pp. 54‑54, doi:<text:a xlink:type="simple" xlink:href="https://doi.org/10/c8fhh8" text:style-name="Internet_20_link" text:visited-style-name="Visited_20_Internet_20_Link">10/c8fhh8</text:a>.</text:p>
      <text:p text:style-name="P1"><text:span text:style-name="T1">Tobler</text:span> Waldo R., « Geographic Information Systems Research Agenda: The Scientific Community Perspective », <text:span text:style-name="T2">in</text:span> <text:span text:style-name="T2">Proceedings</text:span>, Arlington, Washington DC: Goddard Space Center, NASA, 1989, vol.I, pp. 49‑52.</text:p>
      <text:p text:style-name="P1"><text:span text:style-name="T1">Tobler</text:span> Waldo R., « An update to ‘Numerical Map Generalization’ », <text:span text:style-name="T2">Cartographica: The International Journal for Geographic Information and Geovisualization</text:span>, 1989, vol. 26, n<text:span text:style-name="T3">o</text:span> 1, pp. 7‑25, doi:<text:a xlink:type="simple" xlink:href="https://doi.org/10/d3922d" text:style-name="Internet_20_link" text:visited-style-name="Visited_20_Internet_20_Link">10/d3922d</text:a>.</text:p>
      <text:p text:style-name="P1"><text:span text:style-name="T1">Tobler</text:span> Waldo R., « The Quadratic Transportation Problem as a Model of Spatial Interaction Patterns », <text:span text:style-name="T2">in</text:span> W.J. <text:span text:style-name="T1">Coffey</text:span> (dir.), <text:span text:style-name="T2">Geographical Systems And Systems Of Geography: Essays In Honour Of William Warntz</text:span>, Ontario, CAN, Department of Geography, University of Western Ontario, 1988, pp. 17‑88.</text:p>
      <text:p text:style-name="P1"><text:span text:style-name="T1">Tobler</text:span> Waldo R., « Experiments In Migration Mapping By Computer », <text:span text:style-name="T2">The American Cartographer</text:span>, janvier 1987, vol. 14, n<text:span text:style-name="T3">o</text:span> 2, pp. 155‑163, doi:<text:a xlink:type="simple" xlink:href="https://doi.org/10/c4f5rm" text:style-name="Internet_20_link" text:visited-style-name="Visited_20_Internet_20_Link">10/c4f5rm</text:a>.</text:p>
      <text:p text:style-name="P1"><text:span text:style-name="T1">Tobler</text:span> Waldo R., « Measuring Spatial Resolution », <text:span text:style-name="T2">in</text:span> <text:span text:style-name="T2">Proceedings</text:span>, Beijing, China, 1987, pp. 12‑16.</text:p>
      <text:p text:style-name="P1"><text:span text:style-name="T1">Tobler</text:span> Waldo R., « Alternatives in Movement Mapping », <text:span text:style-name="T2">in</text:span> <text:span text:style-name="T2">Proceedings</text:span>, Morelia, Mich., Mexico, Instituto Nacional de Estadística, Geografía e Informática, 1987, pp. 345‑350, URL : <text:a xlink:type="simple" xlink:href="https://books.google.fr/books/about/Proceedings_of_the_13th_International_Ca.html?id=QMK7AAAACAAJ&amp;redir_esc=y" text:style-name="Internet_20_link" text:visited-style-name="Visited_20_Internet_20_Link">https://books.google.fr/books/about/Proceedings_of_the_13th_International_Ca.html?id=QMK7AAAACAAJ&amp;redir_esc=y</text:a>.</text:p>
      <text:p text:style-name="P1"><text:span text:style-name="T1">Tobler</text:span> Waldo R., « Pseudo-Cartograms », <text:span text:style-name="T2">The American Cartographer</text:span>, 1 janvier 1986, vol. 13, n<text:span text:style-name="T3">o</text:span> 1, pp. 43‑50, doi:<text:a xlink:type="simple" xlink:href="https://doi.org/10/crmgc4" text:style-name="Internet_20_link" text:visited-style-name="Visited_20_Internet_20_Link">10/crmgc4</text:a>.</text:p>
      <text:p text:style-name="P1"><text:span text:style-name="T1">Tobler</text:span> Waldo R., « Measuring the Similarity of Map Projections », <text:span text:style-name="T2">The American Cartographer</text:span>, janvier 1986, vol. 13, n<text:span text:style-name="T3">o</text:span> 2, pp. 135‑139, doi:<text:a xlink:type="simple" xlink:href="https://doi.org/10/fdn5dd" text:style-name="Internet_20_link" text:visited-style-name="Visited_20_Internet_20_Link">10/fdn5dd</text:a>.</text:p>
      <text:p text:style-name="P1"><text:span text:style-name="T1">Tobler</text:span> Waldo R., « Polycylindric Map Projections », <text:span text:style-name="T2">The American Cartographer</text:span>, janvier 1986, vol. 13, n<text:span text:style-name="T3">o</text:span> 2, pp. 117‑120, doi:<text:a xlink:type="simple" xlink:href="https://doi.org/10/cngsnj" text:style-name="Internet_20_link" text:visited-style-name="Visited_20_Internet_20_Link">10/cngsnj</text:a>.</text:p>
      <text:p text:style-name="P1"><text:span text:style-name="T1">Tobler</text:span> Waldo R., « Computer Programs », <text:span text:style-name="T2">Geography</text:span>, 1986, n<text:span text:style-name="T3">o</text:span> 125, p. 225.</text:p>
      <text:p text:style-name="P1"><text:span text:style-name="T1">Tobler</text:span> Waldo R., « Review of C. Brandenberger, 1985. Koordinatentransformationen fuer Digitale Kartographische Daten mit Lagrange– und Spline–Interpolation, », 1986, Book Review:</text:p>
      <text:p text:style-name="P1"><text:span text:style-name="T1">Tobler</text:span> Waldo R., « The Geographic Movement of Wealth in the United States », <text:span text:style-name="T2">Mappemonde</text:span>, 1986, vol. 1, n<text:span text:style-name="T3">o</text:span> 3, pp. 37‑40.</text:p>
      <text:p text:style-name="P1"><text:span text:style-name="T1">Tobler</text:span> Waldo R., « Derivation of a spatially continuous transportation model », <text:span text:style-name="T2">Transportation Research Part A: General</text:span>, mars 1985, vol. 19, n<text:span text:style-name="T3">o</text:span> 2, pp. 169‑172, doi:<text:a xlink:type="simple" xlink:href="https://doi.org/10/d43z9b" text:style-name="Internet_20_link" text:visited-style-name="Visited_20_Internet_20_Link">10/d43z9b</text:a>.</text:p>
      <text:p text:style-name="P1"><text:span text:style-name="T1">Tobler</text:span> Waldo R., « The Morphology of Geographical Change », <text:span text:style-name="T2">Ontario Geography</text:span>, janvier 1985, vol. 25, pp. 75‑83.</text:p>
      <text:p text:style-name="P1"><text:soft-page-break/><text:span text:style-name="T1">Tobler</text:span> Waldo R., « An Alternative Formulation for Spatial-Interaction Modeling », <text:span text:style-name="T2">Environment and Planning A: Economy and Space</text:span>, mai 1983, vol. 15, n<text:span text:style-name="T3">o</text:span> 5, pp. 693‑703, doi:<text:a xlink:type="simple" xlink:href="https://doi.org/10/cwr5np" text:style-name="Internet_20_link" text:visited-style-name="Visited_20_Internet_20_Link">10/cwr5np</text:a>.</text:p>
      <text:p text:style-name="P1"><text:span text:style-name="T1">Tobler</text:span> Waldo R., <text:span text:style-name="T2">The Quadratic Transportation Problem as a Model of Interregional Migration Patterns</text:span> [Rapport], Laxenburg, AT, IIASA International Institute for Applied Systems Analysis, Human Settlements and Services Area (HSS), 1982, 20 p.</text:p>
      <text:p text:style-name="P1"><text:span text:style-name="T1">Tobler</text:span> Waldo R., « Depicting Federal Fiscal Transfers », <text:span text:style-name="T2">The Professional Geographer</text:span>, novembre 1981, vol. 33, n<text:span text:style-name="T3">o</text:span> 4, pp. 419‑422, doi:<text:a xlink:type="simple" xlink:href="https://doi.org/10/fhgs2h" text:style-name="Internet_20_link" text:visited-style-name="Visited_20_Internet_20_Link">10/fhgs2h</text:a>.</text:p>
      <text:p text:style-name="P1"><text:span text:style-name="T1">Tobler</text:span> Waldo R., « A Model of Geographical Movement », <text:span text:style-name="T2">Geographical Analysis</text:span>, 1981, vol. 13, n<text:span text:style-name="T3">o</text:span> 1, pp. 1‑20, doi:<text:a xlink:type="simple" xlink:href="https://doi.org/10/d2442c" text:style-name="Internet_20_link" text:visited-style-name="Visited_20_Internet_20_Link">10/d2442c</text:a>.</text:p>
      <text:p text:style-name="P1"><text:span text:style-name="T1">Tobler</text:span> Waldo R., « Statistical Cartography: What is it? », <text:span text:style-name="T2">Proceedings, Auto–Carto Proceedings of the International Symposium on Cartography and Computing: Applications in Health and Environment Reston VA</text:span>, 1980, vol. 4, n<text:span text:style-name="T3">o</text:span> 1, pp. 77‑81.</text:p>
      <text:p text:style-name="P1"><text:span text:style-name="T1">Tobler</text:span> Waldo R., « Estimation of Attractivities from Interactions », <text:span text:style-name="T2">Environment and Planning A: Economy and Space</text:span>, février 1979, vol. 11, n<text:span text:style-name="T3">o</text:span> 2, pp. 121‑127, doi:<text:a xlink:type="simple" xlink:href="https://doi.org/10/bmgd96" text:style-name="Internet_20_link" text:visited-style-name="Visited_20_Internet_20_Link">10/bmgd96</text:a>.</text:p>
      <text:p text:style-name="P1"><text:span text:style-name="T1">Tobler</text:span> Waldo R., « A Transformational View of Cartography », <text:span text:style-name="T2">The American Cartographer</text:span>, janvier 1979, vol. 6, n<text:span text:style-name="T3">o</text:span> 2, pp. 101‑106, doi:<text:a xlink:type="simple" xlink:href="https://doi.org/10.1559/152304079784023104" text:style-name="Internet_20_link" text:visited-style-name="Visited_20_Internet_20_Link">10.1559/152304079784023104</text:a>.</text:p>
      <text:p text:style-name="P1"><text:span text:style-name="T1">Tobler</text:span> Waldo R., « Rejoinder », <text:span text:style-name="T2">Journal of the American Statistical Association</text:span>, janvier 1979, vol. 74, n<text:span text:style-name="T3">o</text:span> 367, pp. 535‑536, doi:<text:a xlink:type="simple" xlink:href="https://doi.org/10/ghz78n" text:style-name="Internet_20_link" text:visited-style-name="Visited_20_Internet_20_Link">10/ghz78n</text:a>.</text:p>
      <text:p text:style-name="P1"><text:span text:style-name="T1">Tobler</text:span> Waldo R., « Smooth Pycnophylactic Interpolation for Geographical Regions », <text:span text:style-name="T2">Journal of the American Statistical Association</text:span>, janvier 1979, vol. 74, n<text:span text:style-name="T3">o</text:span> 367, pp. 519‑530, doi:<text:a xlink:type="simple" xlink:href="https://doi.org/10/ghz78f" text:style-name="Internet_20_link" text:visited-style-name="Visited_20_Internet_20_Link">10/ghz78f</text:a>.</text:p>
      <text:p text:style-name="P1"><text:span text:style-name="T1">Tobler</text:span> Waldo R., « Lattice Tuning », <text:span text:style-name="T2">Geographical Analysis</text:span>, 1979, vol. 11, n<text:span text:style-name="T3">o</text:span> 1, pp. 36‑44, doi:<text:a xlink:type="simple" xlink:href="https://doi.org/10/bb7k6w" text:style-name="Internet_20_link" text:visited-style-name="Visited_20_Internet_20_Link">10/bb7k6w</text:a>.</text:p>
      <text:p text:style-name="P1"><text:span text:style-name="T1">Tobler</text:span> Waldo R., « Cellular Geography », <text:span text:style-name="T2">in</text:span> Stephen <text:span text:style-name="T1">Gale</text:span> et Gunnar <text:span text:style-name="T1">Olsson</text:span> (dir.), <text:span text:style-name="T2">Philosophy in Geography</text:span>, Dordrecht, NL, Springer Netherlands, 1979, pp. 379‑386, consulté le 8 mai 2020, URL : <text:a xlink:type="simple" xlink:href="https://public.ebookcentral.proquest.com/choice/publicfullrecord.aspx?p=3108146" text:style-name="Internet_20_link" text:visited-style-name="Visited_20_Internet_20_Link">https://public.ebookcentral.proquest.com/choice/publicfullrecord.aspx?p=3108146</text:a>.</text:p>
      <text:p text:style-name="P1"><text:span text:style-name="T1">Tobler</text:span> Waldo R., « A Mathematical Theory of Migration », <text:span text:style-name="T2">Environment and Planning A: Economy and Space</text:span>, 1 novembre 1978, vol. 10, n<text:span text:style-name="T3">o</text:span> 11, pp. 1223‑1239, doi:<text:a xlink:type="simple" xlink:href="https://doi.org/10/bzkzhn" text:style-name="Internet_20_link" text:visited-style-name="Visited_20_Internet_20_Link">10/bzkzhn</text:a>.</text:p>
      <text:p text:style-name="P1"><text:span text:style-name="T1">Tobler</text:span> Waldo R., « Comparing figures by regression », <text:span text:style-name="T2">in</text:span> <text:span text:style-name="T2">Proceedings of the 5th annual conference on Computer graphics and interactive techniques</text:span>, New York, NY, US, Association for Computing Machinery, SIGGRAPH ’78, 1978, pp. 193‑195, doi:<text:a xlink:type="simple" xlink:href="https://doi.org/10/cprhrj" text:style-name="Internet_20_link" text:visited-style-name="Visited_20_Internet_20_Link">10/cprhrj</text:a>.</text:p>
      <text:p text:style-name="P1"><text:span text:style-name="T1">Tobler</text:span> Waldo R., « A Proposal for an Equal Area Map of the Entire World on Mercator’s Projection », <text:span text:style-name="T2">The American Cartographer</text:span>, janvier 1978, vol. 5, n<text:span text:style-name="T3">o</text:span> 2, pp. 149‑154, doi:<text:a xlink:type="simple" xlink:href="https://doi.org/10/c8xdjm" text:style-name="Internet_20_link" text:visited-style-name="Visited_20_Internet_20_Link">10/c8xdjm</text:a>.</text:p>
      <text:p text:style-name="P1"><text:span text:style-name="T1">Tobler</text:span> Waldo R., « Data Structures for Cartographic Analysis and Display », <text:span text:style-name="T2">in</text:span> A.R. <text:span text:style-name="T1">Gallant</text:span> et T.M. <text:span text:style-name="T1">Gerig</text:span> (dir.), <text:span text:style-name="T2">Proceedings: Computer Science and Statistics</text:span>, Raleigh, NC, US, North Carolina State <text:soft-page-break/>University, Institute of Statistics, 1978, pp. 134‑139, URL : <text:a xlink:type="simple" xlink:href="https://www4.stat.ncsu.edu/~boos/library/mimeo.archive/ISMS_1978_1288.pdf" text:style-name="Internet_20_link" text:visited-style-name="Visited_20_Internet_20_Link">https://www4.stat.ncsu.edu/~boos/library/mimeo.archive/ISMS_1978_1288.pdf</text:a>.</text:p>
      <text:p text:style-name="P1"><text:span text:style-name="T1">Tobler</text:span> Waldo R., « Comparison of Plane Forms », <text:span text:style-name="T2">Geographical Analysis</text:span>, 1978, vol. 10, n<text:span text:style-name="T3">o</text:span> 2, pp. 154‑162, doi:<text:a xlink:type="simple" xlink:href="https://doi.org/10/cg6mcs" text:style-name="Internet_20_link" text:visited-style-name="Visited_20_Internet_20_Link">10/cg6mcs</text:a>.</text:p>
      <text:p text:style-name="P1"><text:span text:style-name="T1">Tobler</text:span> Waldo R., « Forecasting Geographical Migration », <text:span text:style-name="T2">in</text:span> <text:span text:style-name="T2">Report of the Conference on Economic and Demographic Methods for Projecting Population</text:span>, Washington DC, US, American Statistical Association, 1977, pp. 77‑87.</text:p>
      <text:p text:style-name="P1"><text:span text:style-name="T1">Tobler</text:span> Waldo R., « Numerical Approaches to Map Projections », <text:span text:style-name="T2">in</text:span> Ingrid <text:span text:style-name="T1">Kretschmer</text:span> (dir.), <text:span text:style-name="T2">Studies in Theoretical Cartography</text:span>, F. Deuticke., Vienna, AT, 1977, p. Numerical Approaches to Map Projections, URL : <text:a xlink:type="simple" xlink:href="https://www.geog.ucsb.edu/~tobler/publications/pdf_docs/Numerical-Approaches-to-Map-Projections.pdf" text:style-name="Internet_20_link" text:visited-style-name="Visited_20_Internet_20_Link">https://www.geog.ucsb.edu/~tobler/publications/pdf_docs/Numerical-Approaches-to-Map-Projections.pdf</text:a>.</text:p>
      <text:p text:style-name="P1"><text:span text:style-name="T1">Tobler</text:span> Waldo R., « Bidimensional regression : a computer program », PrePrint du CC130, Santa Barbara, 1977, 73 p.</text:p>
      <text:p text:style-name="P1"><text:span text:style-name="T1">Tobler</text:span> Waldo R., « Analytical Cartography », <text:span text:style-name="T2">The American Cartographer</text:span>, janvier 1976, vol. 3, n<text:span text:style-name="T3">o</text:span> 1, pp. 21‑31, doi:<text:a xlink:type="simple" xlink:href="https://doi.org/10/c6wd2v" text:style-name="Internet_20_link" text:visited-style-name="Visited_20_Internet_20_Link">10/c6wd2v</text:a>.</text:p>
      <text:p text:style-name="P1"><text:span text:style-name="T1">Tobler</text:span> Waldo R., « Spatial Interaction Patterns », <text:span text:style-name="T2">Journal of Environmental Systems</text:span>, 1977 1976, vol. 6, n<text:span text:style-name="T3">o</text:span> 4, pp. 271‑301, doi:<text:a xlink:type="simple" xlink:href="https://doi.org/10/b2cn2m" text:style-name="Internet_20_link" text:visited-style-name="Visited_20_Internet_20_Link">10/b2cn2m</text:a>.</text:p>
      <text:p text:style-name="P1"><text:span text:style-name="T1">Tobler</text:span> Waldo R., « Geographic area and map projections », <text:span text:style-name="T2">in</text:span> S. <text:span text:style-name="T1">Angell</text:span> et G. <text:span text:style-name="T1">Hyman</text:span> (dir.), <text:span text:style-name="T2">Urban fields: a geometryof movement for regional science</text:span>, London, GB, Pion, 1976.</text:p>
      <text:p text:style-name="P1"><text:span text:style-name="T1">Tobler</text:span> Waldo R., « The Geometry of Mental Maps », <text:span text:style-name="T2">in</text:span> Reginald <text:span text:style-name="T1">Golledge</text:span> et Gerard <text:span text:style-name="T1">Rushton</text:span> (dir.), <text:span text:style-name="T2">Essays on the Multidimensional Analysis of Perceptions and Preferences</text:span>, Columbus, OH, US, Ohio State University Press, 1976, pp. 69‑81.</text:p>
      <text:p text:style-name="P1"><text:span text:style-name="T1">Tobler</text:span> Waldo R., « The Chernoff Assignment Problem », unpublished, Santa Barbara, 1976.</text:p>
      <text:p text:style-name="P1"><text:span text:style-name="T1">Tobler</text:span> Waldo R., <text:span text:style-name="T2">The Status of Mathematical Social Science</text:span> [Rapport], Ann Arbor, US-MI, US, NSF National Science Foundation, Mathematical Social Sciences Board, 1976, 4 p. ‑ 110 p.</text:p>
      <text:p text:style-name="P1"><text:span text:style-name="T1">Tobler</text:span> Waldo R., « A Preliminary Analysis of the Spread Of the Depression », <text:span text:style-name="T2">Geographical Analysis</text:span>, octobre 1975, vol. 7, n<text:span text:style-name="T3">o</text:span> 4, pp. 427‑434, doi:<text:a xlink:type="simple" xlink:href="https://doi.org/10/d3m96f" text:style-name="Internet_20_link" text:visited-style-name="Visited_20_Internet_20_Link">10/d3m96f</text:a>.</text:p>
      <text:p text:style-name="P1"><text:span text:style-name="T1">Tobler</text:span> Waldo R., « Mathematical Map Models », <text:span text:style-name="T2">in</text:span> <text:span text:style-name="T2">Proceedings of the  International symposium on Computer-Assisted Cartography</text:span>, Reston US, 1975, pp. 66‑73.</text:p>
      <text:p text:style-name="P1"><text:span text:style-name="T1">Tobler</text:span> Waldo R., <text:span text:style-name="T2">The Morphology of Geographical Change</text:span> [Rapport], Laxenburg, AT, IIASA International Institute for Applied Systems Analysis, Human Settlements and Services Area (HSS), 1975, 12 p., consulté le 11 mai 2020, URL : <text:a xlink:type="simple" xlink:href="http://pure.iiasa.ac.at/id/eprint/316/" text:style-name="Internet_20_link" text:visited-style-name="Visited_20_Internet_20_Link">http://pure.iiasa.ac.at/id/eprint/316/</text:a>.</text:p>
      <text:p text:style-name="P1"><text:span text:style-name="T1">Tobler</text:span> Waldo R., <text:span text:style-name="T2">Analysis of Three Interaction Matrices</text:span> [Rapport], Laxenburg, AT, IIASA International Institute for Applied Systems Analysis, Human Settlements and Services Area (HSS), 1975, 12 p., consulté le 11 mai 2020, URL : <text:a xlink:type="simple" xlink:href="http://pure.iiasa.ac.at/id/eprint/319/" text:style-name="Internet_20_link" text:visited-style-name="Visited_20_Internet_20_Link">http://pure.iiasa.ac.at/id/eprint/319/</text:a>.</text:p>
      <text:p text:style-name="P1"><text:soft-page-break/><text:span text:style-name="T1">Tobler</text:span> Waldo R., <text:span text:style-name="T2">A Preliminary Analysis of the Spread of the Depression</text:span> [Rapport], Laxenburg, AT, IIASA International Institute for Applied Systems Analysis, Human Settlements and Services Area (HSS), 1975, 19 p., consulté le 11 mai 2020, URL : <text:a xlink:type="simple" xlink:href="http://pure.iiasa.ac.at/id/eprint/352/" text:style-name="Internet_20_link" text:visited-style-name="Visited_20_Internet_20_Link">http://pure.iiasa.ac.at/id/eprint/352/</text:a>.</text:p>
      <text:p text:style-name="P1"><text:span text:style-name="T1">Tobler</text:span> Waldo R., <text:span text:style-name="T2">Analytical Cartography</text:span> [Rapport], Laxenburg, AT, IIASA International Institute for Applied Systems Analysis, Human Settlements and Services Area (HSS), 1975, 27 p., consulté le 11 mai 2020, URL : <text:a xlink:type="simple" xlink:href="http://pure.iiasa.ac.at/id/eprint/351/" text:style-name="Internet_20_link" text:visited-style-name="Visited_20_Internet_20_Link">http://pure.iiasa.ac.at/id/eprint/351/</text:a>.</text:p>
      <text:p text:style-name="P1"><text:span text:style-name="T1">Tobler</text:span> Waldo R., <text:span text:style-name="T2">Spatial Interaction Patterns</text:span> [Rapport], Laxenburg, AT, IIASA International Institute for Applied Systems Analysis, Human Settlements and Services Area (HSS), 1975, 35 p., consulté le 8 mai 2020, URL : <text:a xlink:type="simple" xlink:href="http://pure.iiasa.ac.at/id/eprint/241/" text:style-name="Internet_20_link" text:visited-style-name="Visited_20_Internet_20_Link">http://pure.iiasa.ac.at/id/eprint/241/</text:a>.</text:p>
      <text:p text:style-name="P1"><text:span text:style-name="T1">Tobler</text:span> Waldo R., <text:span text:style-name="T2">Cellular Geography</text:span> [Rapport], Laxenburg, AT, IIASA International Institute for Applied Systems Analysis, Human Settlements and Services Area (HSS), 1975, 12 p., consulté le 11 mai 2020, URL : <text:a xlink:type="simple" xlink:href="http://pure.iiasa.ac.at/id/eprint/328/" text:style-name="Internet_20_link" text:visited-style-name="Visited_20_Internet_20_Link">http://pure.iiasa.ac.at/id/eprint/328/</text:a>.</text:p>
      <text:p text:style-name="P1"><text:span text:style-name="T1">Tobler</text:span> Waldo R., « Schachbrett Modelle in der Geographie ».</text:p>
      <text:p text:style-name="P1"><text:span text:style-name="T1">Tobler</text:span> Waldo R., <text:span text:style-name="T2">Commodity Fields</text:span> [Rapport], Laxenburg, AT, IIASA International Institute for Applied Systems Analysis, Human Settlements and Services Area (HSS), 1975, 14 p., consulté le 11 mai 2020, URL : <text:a xlink:type="simple" xlink:href="http://pure.iiasa.ac.at/id/eprint/402/" text:style-name="Internet_20_link" text:visited-style-name="Visited_20_Internet_20_Link">http://pure.iiasa.ac.at/id/eprint/402/</text:a>.</text:p>
      <text:p text:style-name="P1"><text:span text:style-name="T1">Tobler</text:span> Waldo R., <text:span text:style-name="T2">Migration Fields</text:span> [Rapport], Laxenburg, AT, IIASA International Institute for Applied Systems Analysis, Human Settlements and Services Area (HSS), 1975, 25 p., consulté le 11 mai 2020, URL : <text:a xlink:type="simple" xlink:href="http://pure.iiasa.ac.at/id/eprint/401/" text:style-name="Internet_20_link" text:visited-style-name="Visited_20_Internet_20_Link">http://pure.iiasa.ac.at/id/eprint/401/</text:a>.</text:p>
      <text:p text:style-name="P1"><text:span text:style-name="T1">Tobler</text:span> Waldo R., <text:span text:style-name="T2">City Sizes, Morphology and Interaction</text:span> [Rapport], Laxenburg, AT, IIASA International Institute for Applied Systems Analysis, Human Settlements and Services Area (HSS), 1975, 19 p., consulté le 11 mai 2020, URL : <text:a xlink:type="simple" xlink:href="http://pure.iiasa.ac.at/id/eprint/410/" text:style-name="Internet_20_link" text:visited-style-name="Visited_20_Internet_20_Link">http://pure.iiasa.ac.at/id/eprint/410/</text:a>.</text:p>
      <text:p text:style-name="P1"><text:span text:style-name="T1">Tobler</text:span> Waldo R., « Linear Operators applied to Areal Data », <text:span text:style-name="T2">in</text:span> John C. <text:span text:style-name="T1">Davis</text:span> et Michale J. <text:span text:style-name="T1">McCullagh</text:span> (dir.), <text:span text:style-name="T2">Display and analysis of spatial data</text:span>, London, GB, Wiley, 1975, pp. 14‑37.</text:p>
      <text:p text:style-name="P1"><text:span text:style-name="T1">Tobler</text:span> Waldo R., « Spatial Autocorrelation and the Archaeologist », <text:span text:style-name="T2">in</text:span> , Washington D.C., 1974, p. 5, URL : <text:a xlink:type="simple" xlink:href="https://www.researchgate.net/publication/241182735_SPATIAL_AUTOCORRELATION_AND_THE_ARCHAEOLOGIST" text:style-name="Internet_20_link" text:visited-style-name="Visited_20_Internet_20_Link">https://www.researchgate.net/publication/241182735_SPATIAL_AUTOCORRELATION_AND_THE_ARCHAEOLOGIST</text:a>.</text:p>
      <text:p text:style-name="P1"><text:span text:style-name="T1">Tobler</text:span> Waldo R., « Local Map Projections », <text:span text:style-name="T2">The American Cartographer</text:span>, janvier 1974, vol. 1, n<text:span text:style-name="T3">o</text:span> 1, pp. 51‑62, doi:<text:a xlink:type="simple" xlink:href="https://doi.org/10/d84scr" text:style-name="Internet_20_link" text:visited-style-name="Visited_20_Internet_20_Link">10/d84scr</text:a>.</text:p>
      <text:p text:style-name="P1"><text:span text:style-name="T1">Tobler</text:span> Waldo R., « A Computer Program to Draw Perspective Views of Geographical Data », <text:span text:style-name="T2">texte informel</text:span>, 1974, p. 4 pages ronéotées.</text:p>
      <text:p text:style-name="P1"><text:span text:style-name="T1">Tobler</text:span> Waldo R., « Book Review: Coordinate Systems and Map Projections, D. Maling, G. Philip, London, 1973 », <text:span text:style-name="T2">Surveying and Mapping</text:span>, 1974.</text:p>
      <text:p text:style-name="P1"><text:span text:style-name="T1">Tobler</text:span> Waldo R., « A Continuous Transformation Useful for Districting », <text:span text:style-name="T2">Annals, New York Academy of Sciences</text:span>, 1973, n<text:span text:style-name="T3">o</text:span> 219, pp. 215‑220, doi:<text:a xlink:type="simple" xlink:href="https://doi.org/10/csw3vc" text:style-name="Internet_20_link" text:visited-style-name="Visited_20_Internet_20_Link">10/csw3vc</text:a>.</text:p>
      <text:p text:style-name="P1"><text:soft-page-break/><text:span text:style-name="T1">Tobler</text:span> Waldo R., « Choropleth Maps Without Class Intervals? », <text:span text:style-name="T2">Geographical Analysis</text:span>, 1973, vol. 5, n<text:span text:style-name="T3">o</text:span> 3, pp. 262‑265, doi:<text:a xlink:type="simple" xlink:href="https://doi.org/10/dd8hp6" text:style-name="Internet_20_link" text:visited-style-name="Visited_20_Internet_20_Link">10/dd8hp6</text:a>.</text:p>
      <text:p text:style-name="P1"><text:span text:style-name="T1">Tobler</text:span> Waldo R., « Regional Analysis: Time Series Extended to Two Dimensions », <text:span text:style-name="T2">Geographica Polonica</text:span>, 1973, n<text:span text:style-name="T3">o</text:span> 25, pp. 103‑106.</text:p>
      <text:p text:style-name="P1"><text:span text:style-name="T1">Tobler</text:span> Waldo R., « The hyperelliptical and other new pseudo cylindrical equal area map projections », <text:span text:style-name="T2">Journal of Geophysical Research (1896-1977)</text:span>, 1973, vol. 78, n<text:span text:style-name="T3">o</text:span> 11, pp. 1753‑1759, doi:<text:a xlink:type="simple" xlink:href="https://doi.org/10/c7qkjn" text:style-name="Internet_20_link" text:visited-style-name="Visited_20_Internet_20_Link">10/c7qkjn</text:a>.</text:p>
      <text:p text:style-name="P1"><text:span text:style-name="T1">Tobler</text:span> Waldo R., <text:span text:style-name="T2">Selected Computer Programs</text:span>, Reprinted., Ann Arbor, US-MI, US, University of Michigan. Department of Geography, Michigan Geographical Publications, n˚ 1, 1973, 162 p.</text:p>
      <text:p text:style-name="P1"><text:span text:style-name="T1">Tobler</text:span> Waldo R., « Spatial Diffusion from a Geographer’s Point of View », <text:span text:style-name="T2">in</text:span> William S <text:span text:style-name="T1">Benninghoff</text:span> et R. <text:span text:style-name="T1">Edmonds</text:span> (dir.), <text:span text:style-name="T2">Ecological Systems Approaches to Aerobiology. I. Identification of Component Elements and their Functional Relationships</text:span>, University of Michigan., Ann Arbor, US-MI, US, University of Michigan, U.S. International Biological Program,  Aerobiologv Program, n˚ Handbook No. 2, 1972, pp. 78‑79, URL : <text:a xlink:type="simple" xlink:href="https://doi.org/voir%20note" text:style-name="Internet_20_link" text:visited-style-name="Visited_20_Internet_20_Link">voir note</text:a>.</text:p>
      <text:p text:style-name="P1"><text:span text:style-name="T1">Tobler</text:span> Waldo R., « Data Display and Presentation (in Environment Information Systems) », <text:span text:style-name="T2">in</text:span> Roger F. <text:span text:style-name="T1">Tomlinson</text:span> (dir.), <text:span text:style-name="T2">The Proceedings of the Unesco/IGU : Environment Information Systems</text:span>, Ottawa, CA, Publication of  the International Geographical Union, Commission on Geographical Data Sensing and Processing, 1971, pp. 128‑137.</text:p>
      <text:p text:style-name="P1"><text:span text:style-name="T1">Tobler</text:span> Waldo R., « A Computer Movie Simulating Urban Growth in the Detroit Region », <text:span text:style-name="T2">Economic Geography</text:span>, juin 1970, vol. 46, p. 234, doi:<text:a xlink:type="simple" xlink:href="https://doi.org/10/cfqcnv" text:style-name="Internet_20_link" text:visited-style-name="Visited_20_Internet_20_Link">10/cfqcnv</text:a>.</text:p>
      <text:p text:style-name="P1"><text:span text:style-name="T1">Tobler</text:span> Waldo R., « Book Review: Urban Dynamics, by Jay W. Forrester », <text:span text:style-name="T2">Geographical Analysis</text:span>, 1970, vol. 2, n<text:span text:style-name="T3">o</text:span> 2, pp. 198‑199, doi:<text:a xlink:type="simple" xlink:href="https://doi.org/10/dv947c" text:style-name="Internet_20_link" text:visited-style-name="Visited_20_Internet_20_Link">10/dv947c</text:a>.</text:p>
      <text:p text:style-name="P1"><text:span text:style-name="T1">Tobler</text:span> Waldo R., « Geographischer Raum und Kartenprojektionen », <text:span text:style-name="T2">in</text:span> D. <text:span text:style-name="T1">Bartels</text:span> (dir.), <text:span text:style-name="T2">Wirtschafts und Sozialgeographie</text:span>, Köln, DE, Prentice Hall, 1970, pp. 262‑277.</text:p>
      <text:p text:style-name="P1"><text:span text:style-name="T1">Tobler</text:span> Waldo R., <text:span text:style-name="T2">Selected Computer Programs</text:span>, Reprinted., Ann Arbor, US-MI, US, University of Michigan. Department of Geography, Michigan Geographical Publications, n˚ 1, 1970, 162 p.</text:p>
      <text:p text:style-name="P1"><text:span text:style-name="T1">Tobler</text:span> Waldo R., « Satellite Confirmation of Settlement Size Coefficients », <text:span text:style-name="T2">Area</text:span>, janvier 1969, vol. 1, n<text:span text:style-name="T3">o</text:span> 3, pp. 30‑34.</text:p>
      <text:p text:style-name="P1"><text:span text:style-name="T1">Tobler</text:span> Waldo R., « Geographical Filters and their Inverses* », <text:span text:style-name="T2">Geographical Analysis</text:span>, 1969, vol. 1, n<text:span text:style-name="T3">o</text:span> 3, pp. 234‑253, doi:<text:a xlink:type="simple" xlink:href="https://doi.org/10/cjqzmp" text:style-name="Internet_20_link" text:visited-style-name="Visited_20_Internet_20_Link">10/cjqzmp</text:a>.</text:p>
      <text:p text:style-name="P1"><text:span text:style-name="T1">Tobler</text:span> Waldo R., « Review of Sémiologie graphique. Les diagrammes, les réseaux, les cartes », <text:span text:style-name="T2">Journal of the American Statistical Association</text:span>, 1969, vol. 64, n<text:span text:style-name="T3">o</text:span> 325, pp. 391‑392, doi:<text:a xlink:type="simple" xlink:href="https://doi.org/10/cd9d45" text:style-name="Internet_20_link" text:visited-style-name="Visited_20_Internet_20_Link">10/cd9d45</text:a>.</text:p>
      <text:p text:style-name="P1"><text:span text:style-name="T1">Tobler</text:span> Waldo R., « The Spectrum of U.S. 40 », <text:span text:style-name="T2">Regional Science Association</text:span>, 1969, vol. 23, n<text:span text:style-name="T3">o</text:span> 1, pp. 45‑53, doi:<text:a xlink:type="simple" xlink:href="https://doi.org/10/bsc4j8" text:style-name="Internet_20_link" text:visited-style-name="Visited_20_Internet_20_Link">10/bsc4j8</text:a>.</text:p>
      <text:p text:style-name="P1"><text:soft-page-break/><text:span text:style-name="T1">Tobler</text:span> Waldo R., <text:span text:style-name="T2">A Digital terrain Library</text:span> [Rapport], US, US Army Research Office-University of Michigan, 1968, 23 p.</text:p>
      <text:p text:style-name="P1"><text:span text:style-name="T1">Tobler</text:span> Waldo R., « Problems and Prospects in Geographical Photointerpretation », <text:span text:style-name="T2">in</text:span> <text:span text:style-name="T1">Cheng</text:span>, <text:span text:style-name="T1">Ledley</text:span>, <text:span text:style-name="T1">Pollock</text:span> et <text:span text:style-name="T1">Rosenfeld</text:span> (dir.), <text:span text:style-name="T2">Pictorial Pattern Recognition</text:span>, Washington DC, US, Thompson Book Co., 1968, pp. 267‑273.</text:p>
      <text:p text:style-name="P1"><text:span text:style-name="T1">Tobler</text:span> Waldo R., « Geographic area and map projections », <text:span text:style-name="T2">in</text:span> Brian J. L. <text:span text:style-name="T1">Berry</text:span> et Duane F. <text:span text:style-name="T1">Marble</text:span> (dir.), <text:span text:style-name="T2">Spatial analysis: a reader in statistical geography</text:span>, Englewood Cliffs, New Jersey, Prentice Hall, 1968, pp. 78‑90.</text:p>
      <text:p text:style-name="P1"><text:span text:style-name="T1">Tobler</text:span> Waldo R., « Computer use in geography », <text:span text:style-name="T2">Behavioral Science</text:span>, 1967, vol. 12, n<text:span text:style-name="T3">o</text:span> 1, pp. 57‑58, doi:<text:a xlink:type="simple" xlink:href="https://doi.org/10/bgkq28" text:style-name="Internet_20_link" text:visited-style-name="Visited_20_Internet_20_Link">10/bgkq28</text:a>.</text:p>
      <text:p text:style-name="P1"><text:span text:style-name="T1">Tobler</text:span> Waldo R., « Of Maps and Matrices », <text:span text:style-name="T2">Journal of Regional Science</text:span>, 1967, vol. 7, (supplement).</text:p>
      <text:p text:style-name="P1"><text:span text:style-name="T1">Tobler</text:span> Waldo R., « Evidence for Central Place Theory in the Nile Delta », <text:span text:style-name="T2">in</text:span> <text:span text:style-name="T2">Earth Resource Surveys from Spacecraft</text:span>, NASA Earth Resources Survey program., Washington DC, US, U.S. Army Corps of Engineers, 1967, vol.1, pp. 28‑29.</text:p>
      <text:p text:style-name="P1"><text:span text:style-name="T1">Tobler</text:span> Waldo R., « Introduction to R. Kao, « Geometric Projections in System Studies » », <text:span text:style-name="T2">in</text:span> William <text:span text:style-name="T1">Garrison</text:span> et Duane <text:span text:style-name="T1">Marble</text:span> (dir.), <text:span text:style-name="T2">Quantitative Geography. Part II: Physical and Cartographic Topics</text:span>, Evanston: Northwestern University Press, Studies in Geography, n˚ 14, 1967, pp. 243‑243.</text:p>
      <text:p text:style-name="P1"><text:span text:style-name="T1">Tobler</text:span> Waldo R., « On Representing Accessibility », 1967.</text:p>
      <text:p text:style-name="P1"><text:span text:style-name="T1">Tobler</text:span> Waldo R., « Notes on Two Projections », <text:span text:style-name="T2">The Cartographic Journal</text:span>, décembre 1966, vol. 3, n<text:span text:style-name="T3">o</text:span> 2, pp. 87‑89, doi:<text:a xlink:type="simple" xlink:href="https://doi.org/10/ghz78m" text:style-name="Internet_20_link" text:visited-style-name="Visited_20_Internet_20_Link">10/ghz78m</text:a>.</text:p>
      <text:p text:style-name="P1"><text:span text:style-name="T1">Tobler</text:span> Waldo R., « Spectral Analysis of Spatial Serie », <text:span text:style-name="T2">in</text:span> <text:span text:style-name="T2">Proceedings</text:span>, Berkeley, US, 1966, pp. 179‑186, URL : <text:a xlink:type="simple" xlink:href="https://www.researchgate.net/publication/253506306_Spectral_Analysis_of_Spatial_Series" text:style-name="Internet_20_link" text:visited-style-name="Visited_20_Internet_20_Link">https://www.researchgate.net/publication/253506306_Spectral_Analysis_of_Spatial_Series</text:a>.</text:p>
      <text:p text:style-name="P1"><text:span text:style-name="T1">Tobler</text:span> Waldo R., « L’Automation dans la préparation des cartes thematiques », <text:span text:style-name="T2">International Yearbook of Cartography</text:span>, ou 1965 1966, vol. 6, pp. 81‑93.</text:p>
      <text:p text:style-name="P1"><text:span text:style-name="T1">Tobler</text:span> Waldo R., « Medieval Distortions: The Projections of Ancient Maps », <text:span text:style-name="T2">Annals of the Association of American Geographers</text:span>, 1966, vol. 56, n<text:span text:style-name="T3">o</text:span> 2, pp. 351‑360, doi:<text:a xlink:type="simple" xlink:href="https://doi.org/10/fk32sg" text:style-name="Internet_20_link" text:visited-style-name="Visited_20_Internet_20_Link">10/fk32sg</text:a>.</text:p>
      <text:p text:style-name="P1"><text:span text:style-name="T1">Tobler</text:span> Waldo R., « Automation in the Preparation of Thematic Maps », <text:span text:style-name="T2">The Cartographic Journal</text:span>, juin 1965, vol. 2, n<text:span text:style-name="T3">o</text:span> 1, pp. 32‑38, doi:<text:a xlink:type="simple" xlink:href="https://doi.org/10/ghz78j" text:style-name="Internet_20_link" text:visited-style-name="Visited_20_Internet_20_Link">10/ghz78j</text:a>.</text:p>
      <text:p text:style-name="P1"><text:span text:style-name="T1">Tobler</text:span> Waldo R., « Computation of the Correspondence of Geographical Patterns », <text:span text:style-name="T2">Papers in Regional Science</text:span>, janvier 1965, vol. 15, n<text:span text:style-name="T3">o</text:span> 1, pp. 131‑139, doi:<text:a xlink:type="simple" xlink:href="https://doi.org/10/b397gz" text:style-name="Internet_20_link" text:visited-style-name="Visited_20_Internet_20_Link">10/b397gz</text:a>.</text:p>
      <text:p text:style-name="P1"><text:span text:style-name="T1">Tobler</text:span> Waldo R., « Some new Equal Area Map Projections », <text:span text:style-name="T2">Survey Review</text:span>, janvier 1964, vol. 17, n<text:span text:style-name="T3">o</text:span> 131, pp. 240‑243, doi:<text:a xlink:type="simple" xlink:href="https://doi.org/10/ghz78p" text:style-name="Internet_20_link" text:visited-style-name="Visited_20_Internet_20_Link">10/ghz78p</text:a>.</text:p>
      <text:p text:style-name="P1"><text:span text:style-name="T1">Tobler</text:span> Waldo R., « Illustrations of Map Projection Distortions », <text:span text:style-name="T2">in</text:span> <text:span text:style-name="T2">Abstracts</text:span>, London, GB, 1964, p. 35.</text:p>
      <text:p text:style-name="P1"><text:soft-page-break/><text:span text:style-name="T1">Tobler</text:span> Waldo R., « A Comparison of Spherical and Ellipsoidal Measures », <text:span text:style-name="T2">The Professional Geographer</text:span>, 1964, vol. 16, n<text:span text:style-name="T3">o</text:span> 4, pp. 9‑12, doi:<text:a xlink:type="simple" xlink:href="https://doi.org/10/d9wj6q" text:style-name="Internet_20_link" text:visited-style-name="Visited_20_Internet_20_Link">10/d9wj6q</text:a>.</text:p>
      <text:p text:style-name="P1"><text:span text:style-name="T1">Tobler</text:span> Waldo R., « A Polynomial Representation of Michigan Population », <text:span text:style-name="T2">Papers of the Michigan Academy of Science, Arts, and Letters</text:span>, Meeting 1963 1964, XLIX, pp. 445‑452.</text:p>
      <text:p text:style-name="P1"><text:span text:style-name="T1">Tobler</text:span> Waldo R., <text:span text:style-name="T2">Map Reading Model Study Guide</text:span>, Northbrook, IL, US, Hubbard Scientific Co., 1964, 8 p.</text:p>
      <text:p text:style-name="P1"><text:span text:style-name="T1">Tobler</text:span> Waldo R., <text:span text:style-name="T2">An Experiment in the Computer Generalization of Maps</text:span> [Rapport], US, Office of Naval Research-University of Michigan, 1964, 38 p.</text:p>
      <text:p text:style-name="P1"><text:span text:style-name="T1">Tobler</text:span> Waldo R., <text:span text:style-name="T2">Geographical Coordinate Computations, I: General Considerations</text:span> [Rapport], US, Office of Naval Research-University of Michigan, 1964, 34 p.</text:p>
      <text:p text:style-name="P1"><text:span text:style-name="T1">Tobler</text:span> Waldo R., <text:span text:style-name="T2">Geographical Coordinate Computations, II: Finite Map Projection Distortions</text:span> [Rapport], US, Office of Naval Research-University of Michigan, 1964, 35 p.</text:p>
      <text:p text:style-name="P1"><text:span text:style-name="T1">Tobler</text:span> Waldo R., « Geographic Ordering of Information », <text:span text:style-name="T2">The Canadian Geographer/Le Géographe canadien</text:span>, décembre 1963, vol. 7, n<text:span text:style-name="T3">o</text:span> 4, pp. 203‑205, doi:<text:a xlink:type="simple" xlink:href="https://doi.org/10/fch9hk" text:style-name="Internet_20_link" text:visited-style-name="Visited_20_Internet_20_Link">10/fch9hk</text:a>.</text:p>
      <text:p text:style-name="P1"><text:span text:style-name="T1">Tobler</text:span> Waldo R., « D’Arcy Thompson and the Analysis of Growth and Form », <text:span text:style-name="T2">Papers of the Michigan Academy of Science, Arts, and Letters</text:span>, 1963, XLVIII, pp. 385‑390.</text:p>
      <text:p text:style-name="P1"><text:span text:style-name="T1">Tobler</text:span> Waldo R., « Geographic Area and Map Projections », <text:span text:style-name="T2">Geographical Review</text:span>, 1963, vol. 53, n<text:span text:style-name="T3">o</text:span> 1, pp. 59‑78, doi:<text:a xlink:type="simple" xlink:href="https://doi.org/10/btspgh" text:style-name="Internet_20_link" text:visited-style-name="Visited_20_Internet_20_Link">10/btspgh</text:a>.</text:p>
      <text:p text:style-name="P1"><text:span text:style-name="T1">Tobler</text:span> Waldo R., <text:span text:style-name="T2">Map Projection Study Model Guide</text:span>, Northbrook, IL, US, Hubbard Scientific Co., 1963, 8 p.</text:p>
      <text:p text:style-name="P1"><text:span text:style-name="T1">Tobler</text:span> Waldo R., « Map Projection Research by Digital Computer », Abstract. Unpublished manuscript, 1963.</text:p>
      <text:p text:style-name="P1"><text:span text:style-name="T1">Tobler</text:span> Waldo R., « Map Projection Research by Digital Computer », unpublished manuscript, Ann Arbor, US-MI, US, 1963, 17 p.</text:p>
      <text:p text:style-name="P1"><text:span text:style-name="T1">Tobler</text:span> Waldo R., « A Classification of Map Projection », <text:span text:style-name="T2">Annals of the Association of American Geographers</text:span>, juin 1962, vol. 52, n<text:span text:style-name="T3">o</text:span> 2, pp. 167‑175, doi:<text:a xlink:type="simple" xlink:href="https://doi.org/10/bz74bw" text:style-name="Internet_20_link" text:visited-style-name="Visited_20_Internet_20_Link">10/bz74bw</text:a>.</text:p>
      <text:p text:style-name="P1"><text:span text:style-name="T1">Tobler</text:span> Waldo R., « The Polar Case of Hammer’s Projection », <text:span text:style-name="T2">The Professional Geographer</text:span>, mars 1962, vol. 14, n<text:span text:style-name="T3">o</text:span> 2, pp. 20‑22, doi:<text:a xlink:type="simple" xlink:href="https://doi.org/10/fcmncf" text:style-name="Internet_20_link" text:visited-style-name="Visited_20_Internet_20_Link">10/fcmncf</text:a>.</text:p>
      <text:p text:style-name="P1"><text:span text:style-name="T1">Tobler</text:span> Waldo R., « Electronic Mapping », <text:span text:style-name="T2">in</text:span> E. <text:span text:style-name="T1">Horwood</text:span> (dir.), <text:span text:style-name="T2">Using Computer Graphics in Urban Renewal</text:span>, Washington DC, US, HHFA-Housing and Home Finance Agency, 1962.</text:p>
      <text:p text:style-name="P1"><text:span text:style-name="T1">Tobler</text:span> Waldo R., « Tissot’s Indicatrix and Photogrammetry », <text:span text:style-name="T2">Photogrammetric Engineering</text:span>, 1962, XXVIII, n<text:span text:style-name="T3">o</text:span> 4, pp. 623‑625.</text:p>
      <text:p text:style-name="P1"><text:span text:style-name="T1">Tobler</text:span> Waldo R., « World Map on a Moebius Strip », <text:span text:style-name="T2">Surveying and Mapping</text:span>, 1961, XXI, n<text:span text:style-name="T3">o</text:span> 4, p. 486.</text:p>
      <text:p text:style-name="P1"><text:span text:style-name="T1">Tobler</text:span> Waldo R., <text:span text:style-name="T2">Map Transformations of Geographic Space</text:span>, Seattle, Washington, US, University of Washington, 1961, 184 p., URL : <text:a xlink:type="simple" xlink:href="http://hdl.handle.net/1773/5629" text:style-name="Internet_20_link" text:visited-style-name="Visited_20_Internet_20_Link">http://hdl.handle.net/1773/5629</text:a>.</text:p>
      <text:p text:style-name="P1"><text:soft-page-break/><text:span text:style-name="T1">Tobler</text:span> Waldo R., « Projection Pitfalls », <text:span text:style-name="T2">Annals of the Association of American Geographers</text:span>, 1960, vol. 50, n<text:span text:style-name="T3">o</text:span> 1, pp. 58‑58, doi:<text:a xlink:type="simple" xlink:href="https://doi.org/10/b8gqn5" text:style-name="Internet_20_link" text:visited-style-name="Visited_20_Internet_20_Link">10/b8gqn5</text:a>.</text:p>
      <text:p text:style-name="P1"><text:span text:style-name="T1">Tobler</text:span> Waldo R., « Polycylindrical Map Projections », Discussion Paper, Geography Department, University of Washington, Seattle, 1960, 5 p.</text:p>
      <text:p text:style-name="P1"><text:span text:style-name="T1">Tobler</text:span> Waldo R., « Some Notes on Azimuthal Projections », Geography Department, University of Washington, Seattle, 1959, 6 p.</text:p>
      <text:p text:style-name="P1"><text:span text:style-name="T1">Tobler</text:span> Waldo R., « Automation and Cartography », <text:span text:style-name="T2">Geographical Review</text:span>, 1959, vol. 49, n<text:span text:style-name="T3">o</text:span> 4, pp. 526‑534, doi:<text:a xlink:type="simple" xlink:href="https://doi.org/10/fhcmr3" text:style-name="Internet_20_link" text:visited-style-name="Visited_20_Internet_20_Link">10/fhcmr3</text:a>.</text:p>
      <text:p text:style-name="P1"><text:span text:style-name="T1">Tobler</text:span> Waldo R., <text:span text:style-name="T2">Maps of the USA</text:span>, Seattle, Washington, US, University of Washington, 1959, 32 p.</text:p>
      <text:p text:style-name="P1"><text:span text:style-name="T1">Tobler</text:span> Waldo R., <text:span text:style-name="T2">An Empirical Evaluation of Hypsometric Colors</text:span>, Seattle, Washington, US, University of Washington, 1957, 86 p.</text:p>
      <text:p text:style-name="P1"><text:span text:style-name="T1">Tobler</text:span> Waldo R., « Preliminary speculation on The Long-Latency Illness Problem », <text:span text:style-name="T2">unknown</text:span>, unknown, p. 3.</text:p>
      <text:p text:style-name="P1"><text:span text:style-name="T1">Tobler</text:span> Waldo R., « Using « S » to Analyze Migration Tables », <text:span text:style-name="T2">Geography</text:span>, spring1987, n<text:span text:style-name="T3">o</text:span> 145, p. 33.</text:p>
      <text:p text:style-name="P1"><text:span text:style-name="T1">Tobler</text:span> Waldo R., « Selected bibliography ».</text:p>
      <text:p text:style-name="P1"><text:span text:style-name="T1">Tobler</text:span> Waldo R., « A problem in historical cartography. », Texte informel, n.d., 2 p.</text:p>
      <text:p text:style-name="P1"><text:span text:style-name="T1">Tobler</text:span> Waldo R., « A serious Threat », Texte informel, nd, 1 p.</text:p>
      <text:p text:style-name="P1"><text:span text:style-name="T1">Tobler</text:span> Waldo R., « Anamorph (préparation) », indéterminée.</text:p>
      <text:p text:style-name="P1"><text:span text:style-name="T1">Tobler</text:span> Waldo R., « Least squares conversion from one system of rectangular coordinates to another. », n.d.</text:p>
      <text:p text:style-name="P1"><text:span text:style-name="T1">Tobler</text:span> Waldo R., « Les possibilités de la cartographie des mouvements. », indéterminée.</text:p>
      <text:p text:style-name="P1"><text:span text:style-name="T1">Tobler</text:span> Waldo R., « The scale problem for old maps (and mental maps) », pdf, Santa Barbara, US-CA, nd, 1 p. p., URL : <text:a xlink:type="simple" xlink:href="http://www.geog.ucsb.edu/people/tobler.htm" text:style-name="Internet_20_link" text:visited-style-name="Visited_20_Internet_20_Link">http://www.geog.ucsb.edu/people/tobler.htm</text:a>.</text:p>
      <text:p text:style-name="P1"><text:span text:style-name="T1">Tobler</text:span> Waldo R., « Tobler’s Flow Map », <text:span text:style-name="T2">http://www.csiss.org</text:span>, URL :  <text:a xlink:type="simple" xlink:href="http://www.csiss.org/clearinghouse/FlowMapper/" text:style-name="Internet_20_link" text:visited-style-name="Visited_20_Internet_20_Link">http://www.csiss.org/clearinghouse/FlowMapper/</text:a>.</text:p>
      <text:p text:style-name="P1"><text:span text:style-name="T1">Tobler</text:span> Waldo R., <text:span text:style-name="T1">Boukidis</text:span> N., <text:span text:style-name="T1">Boyce</text:span> David et <text:span text:style-name="T1">Garrison</text:span> William, <text:span text:style-name="T2">The Location of Transport Route</text:span> [Rapport], Evanston, US, Northwestern University, 1962.</text:p>
      <text:p text:style-name="P1"><text:span text:style-name="T1">Tobler</text:span> Waldo R. et <text:span text:style-name="T1">Chen</text:span> Zi-Tan, « A Quadtree for Global Information Storage », <text:span text:style-name="T2">Geographical Analysis</text:span>, 1986, vol. 18, n<text:span text:style-name="T3">o</text:span> 4, pp. 360‑371, doi:<text:a xlink:type="simple" xlink:href="https://doi.org/10/dxwcp2" text:style-name="Internet_20_link" text:visited-style-name="Visited_20_Internet_20_Link">10/dxwcp2</text:a>.</text:p>
      <text:p text:style-name="P1"><text:span text:style-name="T1">Tobler</text:span> Waldo R., <text:span text:style-name="T1">Clark</text:span> William A. et <text:span text:style-name="T1">Moore</text:span> Eric G., « Migration Fields », <text:span text:style-name="T2">in</text:span> <text:span text:style-name="T2">Population Mobility and Residential Change</text:span>, Evanston, US-IL, US, Department of Geography, Studies in geography, n˚ 25, 1978, pp. 215‑232, URL : <text:a xlink:type="simple" xlink:href="https://www.researchgate.net/publication/265066375_MIGRATION_FIELDS" text:style-name="Internet_20_link" text:visited-style-name="Visited_20_Internet_20_Link">https://www.researchgate.net/publication/265066375_MIGRATION_FIELDS</text:a>.</text:p>
      <text:p text:style-name="P1"><text:soft-page-break/><text:span text:style-name="T1">Tobler</text:span> Waldo R. et <text:span text:style-name="T1">Davis</text:span> John C., <text:span text:style-name="T2">Analysis of a Digitized Surface</text:span> [Rapport], Durham, NC, US, Army Research Office, A Study of the Land Type, 1969, 59‑83 p., URL : <text:a xlink:type="simple" xlink:href="https://www.researchgate.net/publication/252758236_An_analysis_of_a_digitalized_surface" text:style-name="Internet_20_link" text:visited-style-name="Visited_20_Internet_20_Link">https://www.researchgate.net/publication/252758236_An_analysis_of_a_digitalized_surface</text:a>.</text:p>
      <text:p text:style-name="P1"><text:span text:style-name="T1">Tobler</text:span> Waldo R., <text:span text:style-name="T1">Deichmann</text:span> Uwe, <text:span text:style-name="T1">Gottsegen</text:span> John et <text:span text:style-name="T1">Malloy</text:span> Kelly, <text:span text:style-name="T2">The Global Demography Project</text:span> [Rapport], Santa Barbara Ca, NCGIA National Center for Geographic Information and Analysis, 1995, 75 p., URL : <text:a xlink:type="simple" xlink:href="http://www.ncgia.ucsb.edu/technical-reports/PDF/95-6.pdf" text:style-name="Internet_20_link" text:visited-style-name="Visited_20_Internet_20_Link">http://www.ncgia.ucsb.edu/technical-reports/PDF/95-6.pdf</text:a>.</text:p>
      <text:p text:style-name="P1"><text:span text:style-name="T1">Tobler</text:span> Waldo R. et <text:span text:style-name="T1">Gould</text:span> Peter, « An Experiment in Geo-Coding », <text:span text:style-name="T2">Center for Spatially Integrated Social Science</text:span>, 2003, CSISS Classics, consulté le 23 mai 2020, URL : <text:a xlink:type="simple" xlink:href="https://escholarship.org/uc/item/5r99g7mm" text:style-name="Internet_20_link" text:visited-style-name="Visited_20_Internet_20_Link">https://escholarship.org/uc/item/5r99g7mm</text:a>.</text:p>
      <text:p text:style-name="P1"><text:span text:style-name="T1">Tobler</text:span> Waldo R. et <text:span text:style-name="T1">Ingalls</text:span> B., <text:span text:style-name="T2">Recording Map and Monument Information on IBM Cards</text:span> [Rapport], Olympia, Washington, US, Department of Public Lands, State of Washington, Bureau of Surveys and Maps, 1956, 25 p.</text:p>
      <text:p text:style-name="P1"><text:span text:style-name="T1">Tobler</text:span> Waldo R. et <text:span text:style-name="T1">Kennedy</text:span> Susan, « Smooth Multidimensional Interpolation », <text:span text:style-name="T2">Geographical Analysis</text:span>, 1985, vol. 17, n<text:span text:style-name="T3">o</text:span> 3, pp. 251‑257, doi:<text:a xlink:type="simple" xlink:href="https://doi.org/10/cdf8zg" text:style-name="Internet_20_link" text:visited-style-name="Visited_20_Internet_20_Link">10/cdf8zg</text:a>.</text:p>
      <text:p text:style-name="P1"><text:span text:style-name="T1">Tobler</text:span> Waldo R. et <text:span text:style-name="T1">Lau</text:span> J., « Interpolation of images via histosplines », <text:span text:style-name="T2">Computer Graphics and Image Processing</text:span>, 1 janvier 1979, vol. 9, n<text:span text:style-name="T3">o</text:span> 1, pp. 77‑81, doi:<text:a xlink:type="simple" xlink:href="https://doi.org/10/bwjgww" text:style-name="Internet_20_link" text:visited-style-name="Visited_20_Internet_20_Link">10/bwjgww</text:a>.</text:p>
      <text:p text:style-name="P1"><text:span text:style-name="T1">Tobler</text:span> Waldo R. et <text:span text:style-name="T1">Lau</text:span> J., « Isopleth Mapping Using Histosplines », <text:span text:style-name="T2">Geographical Analysis</text:span>, 1978, vol. 10, n<text:span text:style-name="T3">o</text:span> 3, pp. 273‑279, doi:<text:a xlink:type="simple" xlink:href="https://doi.org/10/d3trxs" text:style-name="Internet_20_link" text:visited-style-name="Visited_20_Internet_20_Link">10/d3trxs</text:a>.</text:p>
      <text:p text:style-name="P1"><text:span text:style-name="T1">Tobler</text:span> Waldo R., <text:span text:style-name="T1">Mielke</text:span> Howard W. et <text:span text:style-name="T1">Detwyler</text:span> T.R., « Geobotanical Distance Between New Zealand and Neighboring Islands », <text:span text:style-name="T2">BioScience</text:span>, mai 1970, vol. 20, n<text:span text:style-name="T3">o</text:span> 9, pp. 537‑542, doi:<text:a xlink:type="simple" xlink:href="https://doi.org/10/b2mrvj" text:style-name="Internet_20_link" text:visited-style-name="Visited_20_Internet_20_Link">10/b2mrvj</text:a>.</text:p>
      <text:p text:style-name="P1"><text:span text:style-name="T1">Tobler</text:span> Waldo R., <text:span text:style-name="T1">Outcalt</text:span> S. et <text:span text:style-name="T1">Green</text:span> G., « Restoration and Parsing of Topographic Data », 1977.</text:p>
      <text:p text:style-name="P1"><text:span text:style-name="T1">Tobler</text:span> Waldo R. et <text:span text:style-name="T1">Wineburg</text:span> Sam, « A Cappadocian Speculation », <text:span text:style-name="T2">Nature</text:span>, mai 1971, vol. 231, n<text:span text:style-name="T3">o</text:span> 5297, pp. 39‑41, doi:<text:a xlink:type="simple" xlink:href="https://doi.org/10/b7hqxf" text:style-name="Internet_20_link" text:visited-style-name="Visited_20_Internet_20_Link">10/b7hqxf</text:a>.</text:p>
      <text:p text:style-name="P1"><text:span text:style-name="T1">Tobler</text:span> W.T., « Linearly Monotonic Mappings ».</text:p>
      <text:p text:style-name="P1"><text:span text:style-name="T1">Veregin</text:span> H. et <text:span text:style-name="T1">Tobler</text:span> Waldo R., « Prediction of Geographic Base File Size from Urban Area or Population », <text:span text:style-name="T2">in</text:span> <text:span text:style-name="T2">Proceedings</text:span>, Budapest, Hungary, 1989.</text:p>
      <text:p text:style-name="P1"><text:span text:style-name="T1">Veregin</text:span> Howard et <text:span text:style-name="T1">Tobler</text:span> Waldo R., « Allometric relationships in the structure of street-level databases », <text:span text:style-name="T2">Computers, Environment and Urban Systems</text:span>, 1 mai 1997, vol. 21, n<text:span text:style-name="T3">o</text:span> 3, Remote Sensing of Urban Systems, pp. 277‑290, doi:<text:a xlink:type="simple" xlink:href="https://doi.org/10/bbjmsz" text:style-name="Internet_20_link" text:visited-style-name="Visited_20_Internet_20_Link">10/bbjmsz</text:a>.</text:p>
      <text:p text:style-name="P1"><text:span text:style-name="T1">Weleber</text:span> R. G. et <text:span text:style-name="T1">Tobler</text:span> Waldo R., « Computerized quantitative analysis of kinetic visual fields », <text:span text:style-name="T2">American Journal of Ophthalmology</text:span>, 15 avril 1986, vol. 101, n<text:span text:style-name="T3">o</text:span> 4, pp. 461‑468, doi:<text:a xlink:type="simple" xlink:href="https://doi.org/10/ghz78g" text:style-name="Internet_20_link" text:visited-style-name="Visited_20_Internet_20_Link">10/ghz78g</text:a>.</text:p>
      <text:p text:style-name="P1"><text:span text:style-name="T1">Yang</text:span> Qihe H., <text:span text:style-name="T1">Snyder</text:span> John Parr et <text:span text:style-name="T1">Tobler</text:span> Waldo R., <text:span text:style-name="T2">Map projection transformation: principles and applications</text:span>, London, Taylor &amp; Francis, 2000, 367 p., URL : <text:a xlink:type="simple" xlink:href="https://www.routledge.com/Map-Projection-Transformation-Principles-and-Applications-1st-Edition/Yang-Snyder-Tobler/p/book/9780748406685" text:style-name="Internet_20_link" text:visited-style-name="Visited_20_Internet_20_Link">https://www.routledge.com/Map-Projection-Transformation-Principles-and-Applications-1st-Edition/Yang-Snyder-Tobler/p/book/9780748406685</text:a>.</text:p>
      <text:p text:style-name="P1"><text:soft-page-break/><text:span text:style-name="T1">Yoo</text:span> Eun-Hye, <text:span text:style-name="T1">Kyriakidis</text:span> Phaedon C. et <text:span text:style-name="T1">Tobler</text:span> Waldo, « Reconstructing Population Density Surfaces from Areal Data: A Comparison of Tobler’s Pycnophylactic Interpolation Method and Area-to-Point Kriging. 面状数据的人口密度面重构：Tobler’s Pycnophylactic 插值法和面到点克里金插值法的对比 », <text:span text:style-name="T2">Geographical Analysis</text:span>, 2010, vol. 42, n<text:span text:style-name="T3">o</text:span> 1, pp. 78‑98, doi:<text:a xlink:type="simple" xlink:href="https://doi.org/10/c4x383" text:style-name="Internet_20_link" text:visited-style-name="Visited_20_Internet_20_Link">10/c4x383</text:a>.</text:p>
      <text:p text:style-name="P1">« Maps and Mathematics »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Brill" svg:font-family="Brill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ril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ril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Brill" fo:font-family="Brill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rill" fo:font-family="Brill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rill" fo:font-family="Brill"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2T16:57:42.729000000</meta:creation-date>
    <dc:date>2022-09-22T17:09:38.890000000</dc:date>
    <meta:editing-duration>PT1M46S</meta:editing-duration>
    <meta:editing-cycles>1</meta:editing-cycles>
    <meta:document-statistic meta:table-count="0" meta:image-count="0" meta:object-count="0" meta:page-count="20" meta:paragraph-count="332" meta:word-count="7302" meta:character-count="49236" meta:non-whitespace-character-count="42228"/>
    <meta:generator>LibreOffice/6.3.3.2$Windows_X86_64 LibreOffice_project/a64200df03143b798afd1ec74a12ab50359878ed</meta:generator>
  </office:meta>
</office:document-meta>
</file>